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3200003432CED18775.svm"/>
  <manifest:file-entry manifest:media-type="" manifest:full-path="Pictures/20000007000034B700001566B2917CD5.svm"/>
  <manifest:file-entry manifest:media-type="" manifest:full-path="Pictures/200000070000343200003432A1E9321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7.5in" table:align="margins"/>
    </style:style>
    <style:style style:name="Table9.A" style:family="table-column">
      <style:table-column-properties style:column-width="1.7306in" style:rel-column-width="15123*"/>
    </style:style>
    <style:style style:name="Table9.B" style:family="table-column">
      <style:table-column-properties style:column-width="2.0194in" style:rel-column-width="17644*"/>
    </style:style>
    <style:style style:name="Table9.C" style:family="table-column">
      <style:table-column-properties style:column-width="2.0194in" style:rel-column-width="17643*"/>
    </style:style>
    <style:style style:name="Table9.D" style:family="table-column">
      <style:table-column-properties style:column-width="1.7313in" style:rel-column-width="1512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5"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6"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7"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18"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0"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2"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3"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5"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26"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7" style:family="paragraph" style:parent-style-name="Standard">
      <style:text-properties style:text-position="0% 100%" style:font-name="Linux Libertine Display G" fo:language="en" fo:country="US"/>
    </style:style>
    <style:style style:name="P28" style:family="paragraph" style:parent-style-name="Standard">
      <style:text-properties style:text-position="0% 100%" style:font-name="Linux Libertine Display G" fo:language="en" fo:country="US" fo:font-weight="bold" style:font-weight-asian="bold" style:font-weight-complex="bold"/>
    </style:style>
    <style:style style:name="P29" style:family="paragraph" style:parent-style-name="Standard">
      <style:paragraph-properties fo:text-align="start" style:justify-single-word="false"/>
      <style:text-properties style:text-position="0% 100%" style:font-name="Linux Libertine Display G" fo:language="en" fo:country="US"/>
    </style:style>
    <style:style style:name="P30"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1" style:family="paragraph" style:parent-style-name="Standard">
      <style:text-properties style:text-position="0% 100%" style:font-name="Linux Libertine Display G" fo:language="en" fo:country="US" fo:font-weight="normal" style:font-weight-asian="normal" style:font-weight-complex="normal"/>
    </style:style>
    <style:style style:name="P32" style:family="paragraph" style:parent-style-name="Standard" style:list-style-name="L108">
      <style:text-properties style:text-position="0% 100%" style:font-name="Linux Libertine Display G" fo:language="en" fo:country="US"/>
    </style:style>
    <style:style style:name="P33" style:family="paragraph" style:parent-style-name="Standard">
      <style:paragraph-properties fo:text-align="start" style:justify-single-word="false"/>
      <style:text-properties style:text-position="0% 100%" style:font-name="Linux Libertine Display G"/>
    </style:style>
    <style:style style:name="P34"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35"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6"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7"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38"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39"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0" style:family="paragraph" style:parent-style-name="Standard">
      <style:text-properties fo:color="#0000cc" style:font-name="Linux Libertine Display G" fo:language="en" fo:country="US"/>
    </style:style>
    <style:style style:name="P41" style:family="paragraph" style:parent-style-name="Standard">
      <style:paragraph-properties fo:text-align="start" style:justify-single-word="false"/>
      <style:text-properties fo:color="#0000cc" style:font-name="Linux Libertine Display G" fo:language="en" fo:country="US"/>
    </style:style>
    <style:style style:name="P42" style:family="paragraph" style:parent-style-name="Standard" style:list-style-name="L79">
      <style:paragraph-properties fo:text-align="start" style:justify-single-word="false"/>
      <style:text-properties fo:color="#0000cc" style:font-name="Linux Libertine Display G" fo:language="en" fo:country="US"/>
    </style:style>
    <style:style style:name="P43" style:family="paragraph" style:parent-style-name="Standard" style:list-style-name="L106">
      <style:paragraph-properties fo:text-align="start" style:justify-single-word="false"/>
      <style:text-properties fo:color="#0000cc" style:font-name="Linux Libertine Display G" fo:language="en" fo:country="US"/>
    </style:style>
    <style:style style:name="P44"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45"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4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8"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9"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1"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2"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3"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5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6"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57"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58"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0"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1" style:family="paragraph" style:parent-style-name="Standard">
      <style:text-properties fo:color="#0000cc" style:text-position="0% 100%" style:font-name="Linux Libertine Display G" fo:language="en" fo:country="US"/>
    </style:style>
    <style:style style:name="P62" style:family="paragraph" style:parent-style-name="Standard">
      <style:text-properties fo:color="#0000cc" style:text-position="0% 100%" style:font-name="Linux Libertine Display G" fo:language="en" fo:country="US" fo:font-weight="bold" style:font-weight-asian="bold" style:font-weight-complex="bold"/>
    </style:style>
    <style:style style:name="P63" style:family="paragraph" style:parent-style-name="Standard">
      <style:text-properties fo:color="#0000cc" style:text-position="0% 100%" style:font-name="Linux Libertine Display G" fo:language="en" fo:country="US" fo:font-weight="normal" style:font-weight-asian="normal" style:font-weight-complex="normal"/>
    </style:style>
    <style:style style:name="P64"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67"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68"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8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83"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86"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88"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4"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5"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6"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7"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8"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9"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2"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1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3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35"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7"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8"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39"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1"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4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4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4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4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4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47"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4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52"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3"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5"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6"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7"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8"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59"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0"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61" style:family="paragraph" style:parent-style-name="Standard">
      <style:text-properties fo:color="#000000" style:text-position="0% 100%" style:font-name="Linux Libertine Display G" fo:font-size="12pt" fo:language="en" fo:country="US" style:font-size-asian="12pt" style:font-size-complex="12pt"/>
    </style:style>
    <style:style style:name="P162"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63"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64" style:family="paragraph" style:parent-style-name="Standard">
      <style:text-properties fo:color="#000000" style:text-position="0% 100%" style:font-name="Linux Libertine Display G" fo:language="en" fo:country="US"/>
    </style:style>
    <style:style style:name="P165"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66" style:family="paragraph" style:parent-style-name="Standard">
      <style:paragraph-properties fo:text-align="start" style:justify-single-word="false"/>
      <style:text-properties fo:color="#000000" style:text-position="0% 100%" style:font-name="Linux Libertine Display G" fo:language="en" fo:country="US"/>
    </style:style>
    <style:style style:name="P167" style:family="paragraph" style:parent-style-name="Standard" style:list-style-name="L42">
      <style:text-properties fo:color="#000000" style:text-position="0% 100%" style:font-name="Linux Libertine Display G" fo:language="en" fo:country="US"/>
    </style:style>
    <style:style style:name="P168" style:family="paragraph" style:parent-style-name="Standard" style:list-style-name="L108">
      <style:text-properties fo:color="#000000" style:text-position="0% 100%" style:font-name="Linux Libertine Display G" fo:language="en" fo:country="US"/>
    </style:style>
    <style:style style:name="P169"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70"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71"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7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76" style:family="paragraph" style:parent-style-name="Standard">
      <style:text-properties fo:color="#000000" style:text-position="super 58%" style:font-name="Linux Libertine Display G" fo:language="en" fo:country="US"/>
    </style:style>
    <style:style style:name="P177"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8" style:family="paragraph" style:parent-style-name="Standard">
      <style:paragraph-properties fo:text-align="start" style:justify-single-word="false"/>
      <style:text-properties fo:color="#000000" style:font-name="Linux Libertine Display G"/>
    </style:style>
    <style:style style:name="P179" style:family="paragraph" style:parent-style-name="Standard">
      <style:text-properties fo:color="#000000" style:font-name="Linux Libertine Display G" fo:font-size="12pt" fo:language="en" fo:country="US" style:font-size-asian="12pt" style:font-size-complex="12pt"/>
    </style:style>
    <style:style style:name="P180" style:family="paragraph" style:parent-style-name="Standard" style:list-style-name="L36">
      <style:text-properties fo:color="#000000" style:font-name="Linux Libertine Display G" fo:font-size="12pt" fo:language="en" fo:country="US" style:font-size-asian="12pt" style:font-size-complex="12pt"/>
    </style:style>
    <style:style style:name="P18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182" style:family="paragraph" style:parent-style-name="Standard">
      <style:text-properties fo:color="#000000" style:font-name="Linux Libertine Display G" fo:language="en" fo:country="US"/>
    </style:style>
    <style:style style:name="P183" style:family="paragraph" style:parent-style-name="Standard">
      <style:paragraph-properties fo:text-align="start" style:justify-single-word="false"/>
      <style:text-properties fo:color="#000000" style:font-name="Linux Libertine Display G" fo:language="en" fo:country="US"/>
    </style:style>
    <style:style style:name="P184" style:family="paragraph" style:parent-style-name="Standard">
      <style:paragraph-properties fo:text-align="start" style:justify-single-word="false"/>
      <style:text-properties fo:color="#000000" style:font-name="Linux Libertine Display G" fo:language="en" fo:country="US" fo:background-color="#ffffff"/>
    </style:style>
    <style:style style:name="P185" style:family="paragraph" style:parent-style-name="Standard" style:list-style-name="L108">
      <style:text-properties fo:color="#000000" style:font-name="Linux Libertine Display G" fo:language="en" fo:country="US"/>
    </style:style>
    <style:style style:name="P186"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87" style:family="paragraph" style:parent-style-name="Standard">
      <style:text-properties style:font-name="Linux Libertine Display G"/>
    </style:style>
    <style:style style:name="P188" style:family="paragraph" style:parent-style-name="Standard">
      <style:text-properties style:font-name="Linux Libertine Display G" fo:language="en" fo:country="US"/>
    </style:style>
    <style:style style:name="P189" style:family="paragraph" style:parent-style-name="Standard">
      <style:paragraph-properties fo:text-align="start" style:justify-single-word="false"/>
      <style:text-properties style:font-name="Linux Libertine Display G" fo:language="en" fo:country="US"/>
    </style:style>
    <style:style style:name="P190" style:family="paragraph" style:parent-style-name="Standard" style:list-style-name="L8">
      <style:paragraph-properties fo:text-align="start" style:justify-single-word="false"/>
      <style:text-properties style:font-name="Linux Libertine Display G" fo:language="en" fo:country="US"/>
    </style:style>
    <style:style style:name="P191" style:family="paragraph" style:parent-style-name="Standard" style:list-style-name="L14">
      <style:paragraph-properties fo:text-align="start" style:justify-single-word="false"/>
      <style:text-properties style:font-name="Linux Libertine Display G" fo:language="en" fo:country="US"/>
    </style:style>
    <style:style style:name="P192" style:family="paragraph" style:parent-style-name="Standard" style:list-style-name="L16">
      <style:paragraph-properties fo:text-align="start" style:justify-single-word="false"/>
      <style:text-properties style:font-name="Linux Libertine Display G" fo:language="en" fo:country="US"/>
    </style:style>
    <style:style style:name="P193" style:family="paragraph" style:parent-style-name="Standard" style:list-style-name="L17">
      <style:paragraph-properties fo:text-align="start" style:justify-single-word="false"/>
      <style:text-properties style:font-name="Linux Libertine Display G" fo:language="en" fo:country="US"/>
    </style:style>
    <style:style style:name="P194" style:family="paragraph" style:parent-style-name="Standard" style:list-style-name="L64">
      <style:paragraph-properties fo:text-align="start" style:justify-single-word="false"/>
      <style:text-properties style:font-name="Linux Libertine Display G" fo:language="en" fo:country="US"/>
    </style:style>
    <style:style style:name="P195" style:family="paragraph" style:parent-style-name="Standard" style:list-style-name="L79">
      <style:paragraph-properties fo:text-align="start" style:justify-single-word="false"/>
      <style:text-properties style:font-name="Linux Libertine Display G" fo:language="en" fo:country="US"/>
    </style:style>
    <style:style style:name="P196" style:family="paragraph" style:parent-style-name="Standard" style:list-style-name="L80">
      <style:paragraph-properties fo:text-align="start" style:justify-single-word="false"/>
      <style:text-properties style:font-name="Linux Libertine Display G" fo:language="en" fo:country="US"/>
    </style:style>
    <style:style style:name="P197" style:family="paragraph" style:parent-style-name="Standard" style:list-style-name="L81">
      <style:paragraph-properties fo:text-align="start" style:justify-single-word="false"/>
      <style:text-properties style:font-name="Linux Libertine Display G" fo:language="en" fo:country="US"/>
    </style:style>
    <style:style style:name="P198" style:family="paragraph" style:parent-style-name="Standard" style:list-style-name="L82">
      <style:paragraph-properties fo:text-align="start" style:justify-single-word="false"/>
      <style:text-properties style:font-name="Linux Libertine Display G" fo:language="en" fo:country="US"/>
    </style:style>
    <style:style style:name="P199" style:family="paragraph" style:parent-style-name="Standard" style:list-style-name="L84">
      <style:paragraph-properties fo:text-align="start" style:justify-single-word="false"/>
      <style:text-properties style:font-name="Linux Libertine Display G" fo:language="en" fo:country="US"/>
    </style:style>
    <style:style style:name="P200" style:family="paragraph" style:parent-style-name="Standard" style:list-style-name="L96">
      <style:paragraph-properties fo:text-align="start" style:justify-single-word="false"/>
      <style:text-properties style:font-name="Linux Libertine Display G" fo:language="en" fo:country="US"/>
    </style:style>
    <style:style style:name="P201" style:family="paragraph" style:parent-style-name="Standard" style:list-style-name="L103">
      <style:paragraph-properties fo:text-align="start" style:justify-single-word="false"/>
      <style:text-properties style:font-name="Linux Libertine Display G" fo:language="en" fo:country="US"/>
    </style:style>
    <style:style style:name="P202" style:family="paragraph" style:parent-style-name="Standard" style:list-style-name="L105">
      <style:paragraph-properties fo:text-align="start" style:justify-single-word="false"/>
      <style:text-properties style:font-name="Linux Libertine Display G" fo:language="en" fo:country="US"/>
    </style:style>
    <style:style style:name="P203" style:family="paragraph" style:parent-style-name="Standard" style:list-style-name="L107">
      <style:paragraph-properties fo:text-align="start" style:justify-single-word="false"/>
      <style:text-properties style:font-name="Linux Libertine Display G" fo:language="en" fo:country="US"/>
    </style:style>
    <style:style style:name="P204" style:family="paragraph" style:parent-style-name="Standard">
      <style:paragraph-properties fo:text-align="start" style:justify-single-word="false"/>
      <style:text-properties style:font-name="Linux Libertine Display G" fo:language="en" fo:country="US" fo:background-color="#ffffff"/>
    </style:style>
    <style:style style:name="P205" style:family="paragraph" style:parent-style-name="Standard" style:list-style-name="L32">
      <style:text-properties style:font-name="Linux Libertine Display G" fo:language="en" fo:country="US"/>
    </style:style>
    <style:style style:name="P206" style:family="paragraph" style:parent-style-name="Standard" style:list-style-name="L35">
      <style:text-properties style:font-name="Linux Libertine Display G" fo:language="en" fo:country="US"/>
    </style:style>
    <style:style style:name="P207" style:family="paragraph" style:parent-style-name="Standard" style:list-style-name="L36">
      <style:text-properties style:font-name="Linux Libertine Display G" fo:language="en" fo:country="US"/>
    </style:style>
    <style:style style:name="P208" style:family="paragraph" style:parent-style-name="Standard" style:list-style-name="L40">
      <style:text-properties style:font-name="Linux Libertine Display G" fo:language="en" fo:country="US"/>
    </style:style>
    <style:style style:name="P209" style:family="paragraph" style:parent-style-name="Standard" style:list-style-name="L42">
      <style:text-properties style:font-name="Linux Libertine Display G" fo:language="en" fo:country="US"/>
    </style:style>
    <style:style style:name="P210" style:family="paragraph" style:parent-style-name="Standard">
      <style:paragraph-properties style:text-autospace="none"/>
      <style:text-properties style:font-name="Linux Libertine Display G" fo:language="en" fo:country="US"/>
    </style:style>
    <style:style style:name="P211" style:family="paragraph" style:parent-style-name="Standard" style:list-style-name="L60">
      <style:text-properties style:font-name="Linux Libertine Display G" fo:language="en" fo:country="US"/>
    </style:style>
    <style:style style:name="P212" style:family="paragraph" style:parent-style-name="Standard" style:list-style-name="L62">
      <style:text-properties style:font-name="Linux Libertine Display G" fo:language="en" fo:country="US"/>
    </style:style>
    <style:style style:name="P213" style:family="paragraph" style:parent-style-name="Standard" style:list-style-name="L68">
      <style:text-properties style:font-name="Linux Libertine Display G" fo:language="en" fo:country="US"/>
    </style:style>
    <style:style style:name="P214" style:family="paragraph" style:parent-style-name="Standard" style:list-style-name="L72">
      <style:text-properties style:font-name="Linux Libertine Display G" fo:language="en" fo:country="US"/>
    </style:style>
    <style:style style:name="P215" style:family="paragraph" style:parent-style-name="Standard" style:list-style-name="L73">
      <style:text-properties style:font-name="Linux Libertine Display G" fo:language="en" fo:country="US"/>
    </style:style>
    <style:style style:name="P216" style:family="paragraph" style:parent-style-name="Standard" style:list-style-name="L91">
      <style:text-properties style:font-name="Linux Libertine Display G" fo:language="en" fo:country="US"/>
    </style:style>
    <style:style style:name="P217" style:family="paragraph" style:parent-style-name="Standard" style:list-style-name="L92">
      <style:text-properties style:font-name="Linux Libertine Display G" fo:language="en" fo:country="US"/>
    </style:style>
    <style:style style:name="P218" style:family="paragraph" style:parent-style-name="Standard" style:list-style-name="L108">
      <style:text-properties style:font-name="Linux Libertine Display G" fo:language="en" fo:country="US"/>
    </style:style>
    <style:style style:name="P219" style:family="paragraph" style:parent-style-name="Standard" style:list-style-name="L1">
      <style:text-properties style:font-name="Linux Libertine Display G"/>
    </style:style>
    <style:style style:name="P220" style:family="paragraph" style:parent-style-name="Standard">
      <style:text-properties style:font-name="Linux Libertine Display G" fo:font-size="12pt" style:font-name-asian="Times New Roman1" style:font-size-asian="12pt" style:font-name-complex="Times New Roman1" style:font-size-complex="12pt"/>
    </style:style>
    <style:style style:name="P221"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22" style:family="paragraph" style:parent-style-name="Standard">
      <style:paragraph-properties style:text-autospace="none"/>
      <style:text-properties style:font-name="Linux Libertine Display G" fo:font-size="12pt" fo:language="en" fo:country="US" style:font-size-asian="12pt" style:font-size-complex="12pt"/>
    </style:style>
    <style:style style:name="P223"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24" style:family="paragraph" style:parent-style-name="Standard">
      <style:text-properties style:font-name="Linux Libertine Display G" fo:font-size="12pt" style:font-size-asian="12pt" style:font-size-complex="12pt"/>
    </style:style>
    <style:style style:name="P225" style:family="paragraph" style:parent-style-name="Standard">
      <style:paragraph-properties fo:text-align="start" style:justify-single-word="false"/>
      <style:text-properties style:font-name="Linux Libertine Display G" fo:font-size="12pt" style:font-size-asian="12pt" style:font-size-complex="12pt"/>
    </style:style>
    <style:style style:name="P226" style:family="paragraph" style:parent-style-name="Standard">
      <style:paragraph-properties fo:text-align="start" style:justify-single-word="false"/>
      <style:text-properties style:font-name="Linux Libertine Display G"/>
    </style:style>
    <style:style style:name="P227" style:family="paragraph" style:parent-style-name="Standard" style:list-style-name="L5">
      <style:paragraph-properties fo:text-align="start" style:justify-single-word="false"/>
      <style:text-properties style:font-name="Linux Libertine Display G"/>
    </style:style>
    <style:style style:name="P228" style:family="paragraph" style:parent-style-name="Standard" style:list-style-name="L6">
      <style:paragraph-properties fo:text-align="start" style:justify-single-word="false"/>
      <style:text-properties style:font-name="Linux Libertine Display G"/>
    </style:style>
    <style:style style:name="P229" style:family="paragraph" style:parent-style-name="Standard" style:list-style-name="L7">
      <style:paragraph-properties fo:text-align="start" style:justify-single-word="false"/>
      <style:text-properties style:font-name="Linux Libertine Display G"/>
    </style:style>
    <style:style style:name="P230" style:family="paragraph" style:parent-style-name="Standard" style:list-style-name="L8">
      <style:paragraph-properties fo:text-align="start" style:justify-single-word="false"/>
      <style:text-properties style:font-name="Linux Libertine Display G"/>
    </style:style>
    <style:style style:name="P231" style:family="paragraph" style:parent-style-name="Standard" style:list-style-name="L25">
      <style:paragraph-properties fo:text-align="start" style:justify-single-word="false"/>
      <style:text-properties style:font-name="Linux Libertine Display G"/>
    </style:style>
    <style:style style:name="P232" style:family="paragraph" style:parent-style-name="Standard" style:list-style-name="L79">
      <style:paragraph-properties fo:text-align="start" style:justify-single-word="false"/>
      <style:text-properties style:font-name="Linux Libertine Display G"/>
    </style:style>
    <style:style style:name="P233" style:family="paragraph" style:parent-style-name="Standard">
      <style:paragraph-properties fo:text-align="start" style:justify-single-word="false"/>
      <style:text-properties style:font-name="Linux Libertine Display G" style:text-underline-style="none"/>
    </style:style>
    <style:style style:name="P23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35" style:family="paragraph" style:parent-style-name="Standard" style:list-style-name="L36">
      <style:text-properties style:font-name="Linux Libertine Display G"/>
    </style:style>
    <style:style style:name="P236" style:family="paragraph" style:parent-style-name="Standard" style:list-style-name="L42">
      <style:text-properties style:font-name="Linux Libertine Display G"/>
    </style:style>
    <style:style style:name="P23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3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3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4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41" style:family="paragraph" style:parent-style-name="Standard">
      <style:text-properties fo:color="#cc0000" style:text-position="0% 100%" style:font-name="Linux Libertine Display G" fo:language="en" fo:country="US"/>
    </style:style>
    <style:style style:name="P24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4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4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5" style:family="paragraph" style:parent-style-name="Standard">
      <style:text-properties fo:color="#cc0000" style:text-position="super 58%" style:font-name="Linux Libertine Display G" fo:language="en" fo:country="US"/>
    </style:style>
    <style:style style:name="P246" style:family="paragraph" style:parent-style-name="Standard">
      <style:text-properties fo:color="#cc0000" style:font-name="Linux Libertine Display G" fo:language="en" fo:country="US"/>
    </style:style>
    <style:style style:name="P247" style:family="paragraph" style:parent-style-name="Standard" style:list-style-name="L106">
      <style:paragraph-properties fo:text-align="start" style:justify-single-word="false"/>
      <style:text-properties fo:color="#cc0000" style:font-name="Linux Libertine Display G" fo:language="en" fo:country="US"/>
    </style:style>
    <style:style style:name="P248"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49"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50"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5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5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5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54"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55"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56"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57"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5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59" style:family="paragraph" style:parent-style-name="Standard">
      <style:paragraph-properties fo:break-before="page"/>
      <style:text-properties style:font-name="Linux Libertine Display G" fo:language="en" fo:country="US"/>
    </style:style>
    <style:style style:name="P260" style:family="paragraph" style:parent-style-name="Standard">
      <style:paragraph-properties fo:break-before="page"/>
      <style:text-properties style:text-position="0% 100%" style:font-name="Linux Libertine Display G" fo:language="en" fo:country="US"/>
    </style:style>
    <style:style style:name="P26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62" style:family="paragraph" style:parent-style-name="Standard">
      <style:paragraph-properties fo:break-before="page"/>
      <style:text-properties fo:color="#000000" style:font-name="Linux Libertine Display G" fo:language="en" fo:country="US"/>
    </style:style>
    <style:style style:name="P26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6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65"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6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8"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9"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72"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7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4"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5"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76"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2" style:family="paragraph" style:parent-style-name="Standard">
      <style:paragraph-properties fo:margin-top="0in" fo:margin-bottom="0in"/>
      <style:text-properties fo:color="#000000" style:text-position="0% 100%" style:font-name="Linux Libertine Display G" fo:language="en" fo:country="US"/>
    </style:style>
    <style:style style:name="P283" style:family="paragraph" style:parent-style-name="Standard">
      <style:paragraph-properties fo:margin-top="0in" fo:margin-bottom="0in"/>
      <style:text-properties fo:color="#cc0000" style:text-position="0% 100%" style:font-name="Linux Libertine Display G" fo:language="en" fo:country="US"/>
    </style:style>
    <style:style style:name="P284" style:family="paragraph" style:parent-style-name="Standard">
      <style:paragraph-properties fo:margin-top="0in" fo:margin-bottom="0in"/>
      <style:text-properties style:text-position="0% 100%" style:font-name="Linux Libertine Display G" fo:language="en" fo:country="US"/>
    </style:style>
    <style:style style:name="P285"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style:text-overline-style="none" style:text-overline-color="font-color"/>
    </style:style>
    <style:style style:name="T19" style:family="text">
      <style:text-properties fo:color="#0000cc" style:text-position="0% 100%" style:text-overline-style="solid" style:text-overline-width="auto" style:text-overline-color="font-color"/>
    </style:style>
    <style:style style:name="T20" style:family="text">
      <style:text-properties fo:color="#0000cc" style:text-position="0% 100%" fo:font-weight="normal" style:font-name-asian="Tahoma" style:font-weight-asian="normal" style:font-name-complex="Tahoma" style:font-weight-complex="normal"/>
    </style:style>
    <style:style style:name="T21" style:family="text">
      <style:text-properties fo:color="#0000cc" fo:font-weight="normal" style:font-weight-asian="normal" style:font-weight-complex="normal"/>
    </style:style>
    <style:style style:name="T22" style:family="text">
      <style:text-properties fo:color="#0000cc" fo:font-weight="bold" style:font-weight-asian="bold" style:font-weight-complex="bold"/>
    </style:style>
    <style:style style:name="T23" style:family="text">
      <style:text-properties fo:color="#0000cc" style:text-position="super 58%"/>
    </style:style>
    <style:style style:name="T24" style:family="text">
      <style:text-properties fo:color="#0000cc" style:text-position="super 58%" fo:font-size="12pt" style:font-name-asian="Times New Roman1" style:font-size-asian="12pt" style:font-name-complex="Times New Roman1" style:font-size-complex="12pt"/>
    </style:style>
    <style:style style:name="T25" style:family="text">
      <style:text-properties fo:color="#0000cc" style:text-position="super 58%" fo:font-size="12pt" fo:font-weight="normal" style:font-size-asian="12pt" style:font-weight-asian="normal" style:font-size-complex="12pt" style:font-weight-complex="normal"/>
    </style:style>
    <style:style style:name="T26"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7" style:family="text">
      <style:text-properties fo:color="#0000cc" style:text-position="super 58%" fo:font-size="12pt" style:font-name-asian="Linux Libertine Display G1" style:font-size-asian="12pt" style:font-name-complex="Linux Libertine Display G1" style:font-size-complex="12pt"/>
    </style:style>
    <style:style style:name="T28"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 style:family="text">
      <style:text-properties fo:color="#0000cc" style:text-position="super 58%" style:text-overline-style="none" style:text-overline-color="font-color"/>
    </style:style>
    <style:style style:name="T31" style:family="text">
      <style:text-properties fo:color="#0000cc" style:text-position="super 58%" style:font-name-asian="SimSun" style:font-name-complex="Lucida Sans"/>
    </style:style>
    <style:style style:name="T32" style:family="text">
      <style:text-properties fo:color="#0000cc" style:text-position="super 58%" fo:font-style="normal" style:font-name-asian="Linux Libertine Display G1" style:font-style-asian="normal" style:font-name-complex="Linux Libertine Display G1" style:font-style-complex="normal"/>
    </style:style>
    <style:style style:name="T33" style:family="text">
      <style:text-properties fo:color="#0000cc" fo:font-size="14pt" style:font-size-asian="14pt" style:font-size-complex="14pt"/>
    </style:style>
    <style:style style:name="T34" style:family="text">
      <style:text-properties fo:color="#0000cc" fo:font-size="14pt" fo:font-weight="normal" style:font-size-asian="14pt" style:font-weight-asian="normal" style:font-size-complex="14pt" style:font-weight-complex="normal"/>
    </style:style>
    <style:style style:name="T35" style:family="text">
      <style:text-properties fo:color="#0000cc" style:font-name-asian="Linux Libertine Display G1" style:font-name-complex="Linux Libertine Display G1"/>
    </style:style>
    <style:style style:name="T36" style:family="text">
      <style:text-properties fo:color="#0000cc" style:text-position="sub 58%"/>
    </style:style>
    <style:style style:name="T37" style:family="text">
      <style:text-properties fo:color="#0000cc" style:text-overline-style="none" style:text-overline-color="font-color"/>
    </style:style>
    <style:style style:name="T38" style:family="text">
      <style:text-properties fo:color="#0000cc" fo:font-style="italic" style:font-style-asian="italic" style:font-style-complex="italic"/>
    </style:style>
    <style:style style:name="T39" style:family="text">
      <style:text-properties fo:color="#0000cc" fo:background-color="#ffffff"/>
    </style:style>
    <style:style style:name="T40" style:family="text">
      <style:text-properties fo:color="#0000cc" style:font-name-asian="SimSun" style:font-name-complex="Lucida Sans"/>
    </style:style>
    <style:style style:name="T41" style:family="text">
      <style:text-properties fo:color="#0000cc" fo:font-style="normal" style:font-name-asian="SimSun" style:font-style-asian="normal" style:font-name-complex="Lucida Sans" style:font-style-complex="normal"/>
    </style:style>
    <style:style style:name="T42" style:family="text">
      <style:text-properties fo:color="#0000cc" fo:font-style="normal" style:font-name-asian="Linux Libertine Display G1" style:font-style-asian="normal" style:font-name-complex="Linux Libertine Display G1" style:font-style-complex="normal"/>
    </style:style>
    <style:style style:name="T43" style:family="text">
      <style:text-properties fo:color="#000000"/>
    </style:style>
    <style:style style:name="T44" style:family="text">
      <style:text-properties fo:color="#000000" fo:font-size="12pt" fo:font-weight="normal" style:font-size-asian="12pt" style:font-weight-asian="normal" style:font-size-complex="12pt" style:font-weight-complex="normal"/>
    </style:style>
    <style:style style:name="T4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6"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7" style:family="text">
      <style:text-properties fo:color="#000000" fo:font-size="12pt" style:font-size-asian="12pt" style:font-size-complex="12pt"/>
    </style:style>
    <style:style style:name="T48" style:family="text">
      <style:text-properties fo:color="#000000" fo:font-size="12pt" fo:language="en" fo:country="US" style:font-size-asian="12pt" style:font-size-complex="12pt"/>
    </style:style>
    <style:style style:name="T49" style:family="text">
      <style:text-properties fo:color="#000000" fo:font-size="12pt" fo:language="en" fo:country="US" style:font-size-asian="12pt" style:font-size-complex="12pt" style:text-overline-style="solid" style:text-overline-width="auto" style:text-overline-color="font-color"/>
    </style:style>
    <style:style style:name="T50"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51" style:family="text">
      <style:text-properties fo:color="#000000" fo:font-size="12pt" style:font-name-asian="Linux Libertine Display G1" style:font-size-asian="12pt" style:font-name-complex="Linux Libertine Display G1" style:font-size-complex="12pt"/>
    </style:style>
    <style:style style:name="T52"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3" style:family="text">
      <style:text-properties fo:color="#000000" style:text-position="0% 100%"/>
    </style:style>
    <style:style style:name="T54" style:family="text">
      <style:text-properties fo:color="#000000" style:text-position="0% 100%" fo:font-size="12pt" fo:font-weight="normal" style:font-size-asian="12pt" style:font-weight-asian="normal" style:font-size-complex="12pt" style:font-weight-complex="normal"/>
    </style:style>
    <style:style style:name="T55"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6"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7"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9" style:family="text">
      <style:text-properties fo:color="#000000" style:text-position="0% 100%" fo:font-size="12pt" fo:font-weight="bold" style:font-size-asian="12pt" style:font-weight-asian="bold" style:font-size-complex="12pt" style:font-weight-complex="bold"/>
    </style:style>
    <style:style style:name="T60" style:family="text">
      <style:text-properties fo:color="#000000" style:text-position="0% 100%" fo:font-size="12pt" fo:language="en" fo:country="US" fo:font-weight="normal" style:font-size-asian="12pt" style:font-weight-asian="normal" style:font-size-complex="12pt" style:font-weight-complex="normal"/>
    </style:style>
    <style:style style:name="T61" style:family="text">
      <style:text-properties fo:color="#000000" style:text-position="0% 100%" fo:font-size="12pt" fo:language="en" fo:country="US" style:font-size-asian="12pt" style:font-size-complex="12pt"/>
    </style:style>
    <style:style style:name="T62"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3" style:family="text">
      <style:text-properties fo:color="#000000" style:text-position="0% 100%" fo:font-size="12pt" fo:language="en" fo:country="US" style:font-size-asian="12pt" style:font-size-complex="12pt" style:text-overline-style="none" style:text-overline-color="font-color"/>
    </style:style>
    <style:style style:name="T64" style:family="text">
      <style:text-properties fo:color="#000000" style:text-position="0% 100%" fo:font-size="12pt" fo:language="en" fo:country="US" fo:font-style="italic" style:font-size-asian="12pt" style:font-style-asian="italic" style:font-size-complex="12pt" style:font-style-complex="italic"/>
    </style:style>
    <style:style style:name="T6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7" style:family="text">
      <style:text-properties fo:color="#000000" style:text-position="0% 100%" fo:font-size="12pt" style:font-name-asian="Times New Roman1" style:font-size-asian="12pt" style:font-name-complex="Times New Roman1" style:font-size-complex="12pt"/>
    </style:style>
    <style:style style:name="T68"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0"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71" style:family="text">
      <style:text-properties fo:color="#000000" style:text-position="0% 100%" fo:font-size="12pt" style:text-underline-style="none" fo:font-weight="normal" style:font-size-asian="12pt" style:font-weight-asian="normal" style:font-size-complex="12pt" style:font-weight-complex="normal"/>
    </style:style>
    <style:style style:name="T72" style:family="text">
      <style:text-properties fo:color="#000000" style:text-position="0% 100%" style:font-name-asian="SimSun" style:font-name-complex="Lucida Sans"/>
    </style:style>
    <style:style style:name="T73" style:family="text">
      <style:text-properties fo:color="#000000" style:text-position="0% 100%" fo:font-style="normal" style:font-style-asian="normal" style:font-style-complex="normal"/>
    </style:style>
    <style:style style:name="T74" style:family="text">
      <style:text-properties fo:color="#000000" style:text-position="0% 100%" style:font-name-asian="Linux Libertine Display G1" style:font-name-complex="Linux Libertine Display G1"/>
    </style:style>
    <style:style style:name="T75" style:family="text">
      <style:text-properties fo:color="#000000" style:text-position="0% 100%" style:text-overline-style="solid" style:text-overline-width="auto" style:text-overline-color="font-color"/>
    </style:style>
    <style:style style:name="T76" style:family="text">
      <style:text-properties fo:color="#000000" style:text-position="0% 100%" fo:language="en" fo:country="US" fo:font-style="normal" fo:font-weight="normal" style:font-style-asian="normal" style:font-weight-asian="normal" style:font-style-complex="normal" style:font-weight-complex="normal"/>
    </style:style>
    <style:style style:name="T77" style:family="text">
      <style:text-properties fo:color="#000000" fo:font-weight="normal" style:font-weight-asian="normal" style:font-weight-complex="normal"/>
    </style:style>
    <style:style style:name="T78" style:family="text">
      <style:text-properties fo:color="#000000" style:text-position="super 58%"/>
    </style:style>
    <style:style style:name="T79" style:family="text">
      <style:text-properties fo:color="#000000" style:text-position="super 58%" fo:font-style="normal" style:font-style-asian="normal" style:font-style-complex="normal"/>
    </style:style>
    <style:style style:name="T80" style:family="text">
      <style:text-properties fo:color="#000000" style:text-position="super 58%" fo:font-style="normal" style:font-name-asian="Times New Roman1" style:font-style-asian="normal" style:font-name-complex="Times New Roman1" style:font-style-complex="normal"/>
    </style:style>
    <style:style style:name="T81" style:family="text">
      <style:text-properties fo:color="#000000" style:text-position="super 58%" fo:font-style="normal" style:font-name-asian="Linux Libertine Display G1" style:font-style-asian="normal" style:font-name-complex="Linux Libertine Display G1" style:font-style-complex="normal"/>
    </style:style>
    <style:style style:name="T82" style:family="text">
      <style:text-properties fo:color="#000000" style:text-position="super 58%" style:font-name-asian="SimSun" style:font-name-complex="Lucida Sans"/>
    </style:style>
    <style:style style:name="T83" style:family="text">
      <style:text-properties fo:color="#000000" style:text-position="super 58%" style:font-name-asian="Times New Roman1" style:font-name-complex="Times New Roman1"/>
    </style:style>
    <style:style style:name="T84" style:family="text">
      <style:text-properties fo:color="#000000" style:text-position="super 58%" style:font-name-asian="Symbol" style:font-name-complex="Symbol"/>
    </style:style>
    <style:style style:name="T85" style:family="text">
      <style:text-properties fo:color="#000000" style:text-position="super 58%" fo:font-size="12pt" fo:language="en" fo:country="US" fo:font-weight="normal" style:font-size-asian="12pt" style:font-weight-asian="normal" style:font-size-complex="12pt" style:font-weight-complex="normal"/>
    </style:style>
    <style:style style:name="T86" style:family="text">
      <style:text-properties fo:color="#000000" style:text-position="super 58%" fo:font-size="12pt" fo:language="en" fo:country="US" style:font-size-asian="12pt" style:font-size-complex="12pt"/>
    </style:style>
    <style:style style:name="T87" style:family="text">
      <style:text-properties fo:color="#000000" style:text-position="super 58%" fo:font-size="12pt" fo:font-weight="normal" style:font-size-asian="12pt" style:font-weight-asian="normal" style:font-size-complex="12pt" style:font-weight-complex="normal"/>
    </style:style>
    <style:style style:name="T88"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8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90"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1" style:family="text">
      <style:text-properties fo:color="#000000" style:text-position="super 58%" fo:font-size="12pt" style:font-name-asian="Times New Roman1" style:font-size-asian="12pt" style:font-name-complex="Times New Roman1" style:font-size-complex="12pt"/>
    </style:style>
    <style:style style:name="T92" style:family="text">
      <style:text-properties fo:color="#000000" style:text-position="super 58%" fo:font-size="12pt" style:font-name-asian="Linux Libertine Display G1" style:font-size-asian="12pt" style:font-name-complex="Linux Libertine Display G1" style:font-size-complex="12pt"/>
    </style:style>
    <style:style style:name="T93"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4"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95" style:family="text">
      <style:text-properties fo:color="#000000" style:text-position="super 58%" style:text-overline-style="solid" style:text-overline-width="auto" style:text-overline-color="font-color"/>
    </style:style>
    <style:style style:name="T96"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97" style:family="text">
      <style:text-properties fo:color="#000000" style:text-position="super 58%" fo:background-color="#ffffff"/>
    </style:style>
    <style:style style:name="T98" style:family="text">
      <style:text-properties fo:color="#000000" style:text-position="super 58%" style:font-name-asian="Linux Libertine Display G1" style:font-name-complex="Linux Libertine Display G1"/>
    </style:style>
    <style:style style:name="T99" style:family="text">
      <style:text-properties fo:color="#000000" fo:font-style="normal" style:font-style-asian="normal" style:font-style-complex="normal"/>
    </style:style>
    <style:style style:name="T100" style:family="text">
      <style:text-properties fo:color="#000000" fo:font-style="normal" style:font-style-asian="normal" style:font-style-complex="normal" style:text-overline-style="solid" style:text-overline-width="auto" style:text-overline-color="font-color"/>
    </style:style>
    <style:style style:name="T101" style:family="text">
      <style:text-properties fo:color="#000000" fo:font-style="normal" style:font-name-asian="Times New Roman1" style:font-style-asian="normal" style:font-name-complex="Times New Roman1" style:font-style-complex="normal"/>
    </style:style>
    <style:style style:name="T102" style:family="text">
      <style:text-properties fo:color="#000000" fo:font-style="normal" style:font-name-asian="Linux Libertine Display G1" style:font-style-asian="normal" style:font-name-complex="Linux Libertine Display G1" style:font-style-complex="normal"/>
    </style:style>
    <style:style style:name="T103" style:family="text">
      <style:text-properties fo:color="#000000" fo:font-style="normal" style:font-name-asian="SimSun" style:font-style-asian="normal" style:font-name-complex="Lucida Sans" style:font-style-complex="normal"/>
    </style:style>
    <style:style style:name="T104" style:family="text">
      <style:text-properties fo:color="#000000" fo:font-style="normal" style:text-underline-style="solid" style:text-underline-width="auto" style:text-underline-color="font-color" style:font-style-asian="normal" style:font-style-complex="normal"/>
    </style:style>
    <style:style style:name="T105" style:family="text">
      <style:text-properties fo:color="#000000" fo:font-style="italic" style:font-style-asian="italic" style:font-style-complex="italic"/>
    </style:style>
    <style:style style:name="T106" style:family="text">
      <style:text-properties fo:color="#000000" style:text-position="sub 58%"/>
    </style:style>
    <style:style style:name="T107" style:family="text">
      <style:text-properties fo:color="#000000" style:text-position="sub 58%" style:font-name-asian="SimSun" style:font-name-complex="Lucida Sans"/>
    </style:style>
    <style:style style:name="T108" style:family="text">
      <style:text-properties fo:color="#000000" style:text-position="sub 58%" fo:font-style="normal" style:font-style-asian="normal" style:font-style-complex="normal"/>
    </style:style>
    <style:style style:name="T109" style:family="text">
      <style:text-properties fo:color="#000000" style:text-position="sub 58%" fo:font-style="normal" style:font-name-asian="SimSun" style:font-style-asian="normal" style:font-name-complex="Lucida Sans" style:font-style-complex="normal"/>
    </style:style>
    <style:style style:name="T110" style:family="text">
      <style:text-properties fo:color="#000000" style:text-position="sub 58%" fo:font-size="12pt" fo:font-weight="normal" style:font-size-asian="12pt" style:font-weight-asian="normal" style:font-size-complex="12pt" style:font-weight-complex="normal"/>
    </style:style>
    <style:style style:name="T111"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12"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3"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font-name-asian="Times New Roman1" style:font-name-complex="Times New Roman1"/>
    </style:style>
    <style:style style:name="T115" style:family="text">
      <style:text-properties fo:color="#000000" style:font-name-asian="Times New Roman1" style:font-name-complex="Times New Roman1" style:text-overline-style="solid" style:text-overline-width="auto" style:text-overline-color="font-color"/>
    </style:style>
    <style:style style:name="T116" style:family="text">
      <style:text-properties fo:color="#000000" style:font-name-asian="SimSun" style:font-name-complex="Lucida Sans"/>
    </style:style>
    <style:style style:name="T117" style:family="text">
      <style:text-properties fo:color="#000000" style:font-name-asian="SimSun" style:font-name-complex="Lucida Sans" style:text-overline-style="solid" style:text-overline-width="auto" style:text-overline-color="font-color"/>
    </style:style>
    <style:style style:name="T118" style:family="text">
      <style:text-properties fo:color="#000000" style:font-name-asian="Symbol" style:font-name-complex="Symbol"/>
    </style:style>
    <style:style style:name="T119" style:family="text">
      <style:text-properties fo:color="#000000" style:font-name-asian="Linux Libertine Display G1" style:font-name-complex="Linux Libertine Display G1"/>
    </style:style>
    <style:style style:name="T120" style:family="text">
      <style:text-properties fo:color="#000000" style:text-underline-style="solid" style:text-underline-width="auto" style:text-underline-color="font-color"/>
    </style:style>
    <style:style style:name="T121" style:family="text">
      <style:text-properties fo:color="#000000" fo:background-color="#ffff99"/>
    </style:style>
    <style:style style:name="T122" style:family="text">
      <style:text-properties fo:color="#000000" fo:font-size="14pt" style:font-size-asian="14pt" style:font-size-complex="14pt"/>
    </style:style>
    <style:style style:name="T123"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24"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25" style:family="text">
      <style:text-properties fo:color="#000000" style:font-name="Linux Libertine Display G" fo:font-size="12pt" fo:language="en" fo:country="US" style:font-size-asian="12pt" style:font-size-complex="12pt"/>
    </style:style>
    <style:style style:name="T126" style:family="text">
      <style:text-properties fo:color="#000000" style:text-overline-style="solid" style:text-overline-width="auto" style:text-overline-color="font-color"/>
    </style:style>
    <style:style style:name="T127" style:family="text">
      <style:text-properties fo:color="#000000" fo:background-color="#ffffff"/>
    </style:style>
    <style:style style:name="T128" style:family="text">
      <style:text-properties fo:color="#000000" fo:font-size="11.5pt" fo:font-style="normal" style:font-name-asian="Symbol" style:font-size-asian="11.5pt" style:font-style-asian="normal" style:font-name-complex="Symbol" style:font-size-complex="11.5pt" style:font-style-complex="normal"/>
    </style:style>
    <style:style style:name="T129" style:family="text">
      <style:text-properties fo:color="#000000" style:text-position="41% 100%" fo:font-size="12pt" style:font-name-asian="Times New Roman1" style:font-size-asian="12pt" style:font-name-complex="Times New Roman1" style:font-size-complex="12pt"/>
    </style:style>
    <style:style style:name="T130" style:family="text">
      <style:text-properties fo:color="#000000" style:font-name-asian="Tahoma" style:font-name-complex="Tahoma"/>
    </style:style>
    <style:style style:name="T131" style:family="text">
      <style:text-properties style:font-style-asian="normal" style:font-style-complex="normal"/>
    </style:style>
    <style:style style:name="T132" style:family="text">
      <style:text-properties fo:font-size="12pt" style:font-size-asian="12pt" style:font-size-complex="12pt"/>
    </style:style>
    <style:style style:name="T133" style:family="text">
      <style:text-properties fo:font-size="12pt" style:font-size-asian="12pt" style:font-size-complex="12pt" style:text-overline-style="solid" style:text-overline-width="auto" style:text-overline-color="font-color"/>
    </style:style>
    <style:style style:name="T134" style:family="text">
      <style:text-properties fo:font-size="12pt" fo:font-weight="normal" style:font-size-asian="12pt" style:font-weight-asian="normal" style:font-size-complex="12pt" style:font-weight-complex="normal"/>
    </style:style>
    <style:style style:name="T135"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36" style:family="text">
      <style:text-properties fo:font-size="12pt" style:font-name-asian="Times New Roman1" style:font-size-asian="12pt" style:font-name-complex="Times New Roman1" style:font-size-complex="12pt"/>
    </style:style>
    <style:style style:name="T137" style:family="text">
      <style:text-properties fo:font-size="12pt" fo:font-style="italic" style:font-size-asian="12pt" style:font-style-asian="italic" style:font-size-complex="12pt" style:font-style-complex="italic"/>
    </style:style>
    <style:style style:name="T138" style:family="text">
      <style:text-properties fo:font-size="12pt" fo:language="en" fo:country="US" style:font-size-asian="12pt" style:font-size-complex="12pt"/>
    </style:style>
    <style:style style:name="T139"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41" style:family="text">
      <style:text-properties fo:color="#ff3333"/>
    </style:style>
    <style:style style:name="T142" style:family="text">
      <style:text-properties fo:color="#ff3333" style:text-position="super 58%"/>
    </style:style>
    <style:style style:name="T143" style:family="text">
      <style:text-properties fo:color="#ff3333" style:text-position="super 58%" fo:font-style="normal" style:font-name-asian="Times New Roman1" style:font-style-asian="normal" style:font-name-complex="Times New Roman1" style:font-style-complex="normal"/>
    </style:style>
    <style:style style:name="T144" style:family="text">
      <style:text-properties fo:color="#ff3333" fo:font-style="normal" style:font-name-asian="Times New Roman1" style:font-style-asian="normal" style:font-name-complex="Times New Roman1" style:font-style-complex="normal"/>
    </style:style>
    <style:style style:name="T145" style:family="text">
      <style:text-properties fo:color="#ff3333" fo:font-style="normal" style:font-name-asian="Symbol" style:font-style-asian="normal" style:font-name-complex="Symbol" style:font-style-complex="normal"/>
    </style:style>
    <style:style style:name="T146" style:family="text">
      <style:text-properties fo:color="#ff3333" style:font-name-asian="Symbol" style:font-name-complex="Symbol"/>
    </style:style>
    <style:style style:name="T147" style:family="text">
      <style:text-properties fo:color="#ff3333" style:text-overline-style="none" style:text-overline-color="font-color"/>
    </style:style>
    <style:style style:name="T148" style:family="text">
      <style:text-properties fo:color="#ff3333" style:text-position="0% 100%" fo:font-size="12pt" fo:font-weight="normal" style:font-size-asian="12pt" style:font-weight-asian="normal" style:font-size-complex="12pt" style:font-weight-complex="normal"/>
    </style:style>
    <style:style style:name="T149" style:family="text">
      <style:text-properties style:text-position="super 58%"/>
    </style:style>
    <style:style style:name="T150" style:family="text">
      <style:text-properties style:text-position="super 58%" style:font-name-asian="SimSun" style:font-name-complex="Lucida Sans"/>
    </style:style>
    <style:style style:name="T151" style:family="text">
      <style:text-properties style:text-position="super 58%" fo:font-style="normal" style:font-name-asian="Times New Roman1" style:font-style-asian="normal" style:font-name-complex="Times New Roman1" style:font-style-complex="normal"/>
    </style:style>
    <style:style style:name="T152" style:family="text">
      <style:text-properties style:text-position="super 58%" fo:font-style="normal" style:font-style-asian="normal" style:font-style-complex="normal"/>
    </style:style>
    <style:style style:name="T153" style:family="text">
      <style:text-properties style:text-position="super 58%" fo:font-style="normal" style:font-name-asian="Linux Libertine Display G1" style:font-style-asian="normal" style:font-name-complex="Linux Libertine Display G1" style:font-style-complex="normal"/>
    </style:style>
    <style:style style:name="T154"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55" style:family="text">
      <style:text-properties style:text-position="super 58%" style:font-name-asian="Symbol" style:font-name-complex="Symbol"/>
    </style:style>
    <style:style style:name="T156" style:family="text">
      <style:text-properties style:text-position="super 58%" fo:font-size="12pt" style:font-name-asian="Times New Roman1" style:font-size-asian="12pt" style:font-name-complex="Times New Roman1" style:font-size-complex="12pt"/>
    </style:style>
    <style:style style:name="T157" style:family="text">
      <style:text-properties style:text-position="super 58%" fo:font-size="12pt" fo:language="en" fo:country="US" style:font-size-asian="12pt" style:font-size-complex="12pt"/>
    </style:style>
    <style:style style:name="T158" style:family="text">
      <style:text-properties style:text-position="super 58%" fo:font-size="12pt" fo:language="en" fo:country="US" fo:background-color="#ffffff" style:font-size-asian="12pt" style:font-size-complex="12pt"/>
    </style:style>
    <style:style style:name="T159"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1"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2"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63" style:family="text">
      <style:text-properties style:text-position="super 58%" fo:font-size="12pt" fo:font-weight="normal" style:font-size-asian="12pt" style:font-weight-asian="normal" style:font-size-complex="12pt" style:font-weight-complex="normal"/>
    </style:style>
    <style:style style:name="T164" style:family="text">
      <style:text-properties style:text-position="super 58%" fo:font-size="11.5pt" style:font-name-asian="Symbol" style:font-size-asian="11.5pt" style:font-name-complex="Symbol" style:font-size-complex="11.5pt"/>
    </style:style>
    <style:style style:name="T165" style:family="text">
      <style:text-properties style:text-position="super 58%" fo:background-color="#cfe7f5"/>
    </style:style>
    <style:style style:name="T166" style:family="text">
      <style:text-properties style:text-position="super 58%" style:text-overline-style="none" style:text-overline-color="font-color"/>
    </style:style>
    <style:style style:name="T167" style:family="text">
      <style:text-properties style:text-position="super 58%" style:font-name-asian="Times New Roman1" style:font-name-complex="Times New Roman1" style:text-overline-style="none" style:text-overline-color="font-color"/>
    </style:style>
    <style:style style:name="T168" style:family="text">
      <style:text-properties style:text-position="super 58%" style:text-overline-style="solid" style:text-overline-width="auto" style:text-overline-color="font-color"/>
    </style:style>
    <style:style style:name="T169" style:family="text">
      <style:text-properties style:text-position="sub 58%"/>
    </style:style>
    <style:style style:name="T170" style:family="text">
      <style:text-properties style:text-position="sub 58%" fo:font-size="12pt" style:font-name-asian="Times New Roman1" style:font-size-asian="12pt" style:font-name-complex="Times New Roman1" style:font-size-complex="12pt"/>
    </style:style>
    <style:style style:name="T171" style:family="text">
      <style:text-properties style:text-position="sub 58%" fo:font-size="12pt" fo:language="en" fo:country="US" style:font-size-asian="12pt" style:font-size-complex="12pt"/>
    </style:style>
    <style:style style:name="T172" style:family="text">
      <style:text-properties style:text-position="sub 58%" fo:font-size="12pt" fo:language="en" fo:country="US" fo:background-color="#ffffff" style:font-size-asian="12pt" style:font-size-complex="12pt"/>
    </style:style>
    <style:style style:name="T173" style:family="text">
      <style:text-properties style:text-position="sub 58%" fo:font-size="12pt" fo:font-weight="normal" style:font-size-asian="12pt" style:font-weight-asian="normal" style:font-size-complex="12pt" style:font-weight-complex="normal"/>
    </style:style>
    <style:style style:name="T174" style:family="text">
      <style:text-properties style:text-position="sub 58%" fo:font-weight="bold" style:font-weight-asian="bold" style:font-weight-complex="bold"/>
    </style:style>
    <style:style style:name="T175" style:family="text">
      <style:text-properties style:text-position="sub 58%" fo:font-size="11.5pt" style:font-name-asian="Symbol" style:font-size-asian="11.5pt" style:font-name-complex="Symbol" style:font-size-complex="11.5pt"/>
    </style:style>
    <style:style style:name="T176" style:family="text">
      <style:text-properties style:text-position="sub 58%" fo:font-size="16pt" style:font-size-asian="16pt" style:font-size-complex="16pt"/>
    </style:style>
    <style:style style:name="T177" style:family="text">
      <style:text-properties style:text-position="sub 58%" fo:background-color="#cfe7f5"/>
    </style:style>
    <style:style style:name="T178" style:family="text">
      <style:text-properties style:text-position="sub 58%" fo:font-style="normal" style:font-name-asian="Linux Libertine Display G1" style:font-style-asian="normal" style:font-name-complex="Linux Libertine Display G1" style:font-style-complex="normal"/>
    </style:style>
    <style:style style:name="T179" style:family="text">
      <style:text-properties style:text-position="0% 100%"/>
    </style:style>
    <style:style style:name="T180" style:family="text">
      <style:text-properties style:text-position="0% 100%" fo:font-size="12pt" style:font-name-asian="Times New Roman1" style:font-size-asian="12pt" style:font-name-complex="Times New Roman1" style:font-size-complex="12pt"/>
    </style:style>
    <style:style style:name="T181"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82" style:family="text">
      <style:text-properties style:text-position="0% 100%" fo:font-size="12pt" style:font-size-asian="12pt" style:font-size-complex="12pt"/>
    </style:style>
    <style:style style:name="T183" style:family="text">
      <style:text-properties style:text-position="0% 100%" fo:font-size="12pt" fo:language="en" fo:country="US" fo:background-color="#ffffff" style:font-size-asian="12pt" style:font-size-complex="12pt"/>
    </style:style>
    <style:style style:name="T184"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5" style:family="text">
      <style:text-properties style:text-position="0% 100%" fo:font-size="12pt" fo:font-weight="normal" style:font-size-asian="12pt" style:font-weight-asian="normal" style:font-size-complex="12pt" style:font-weight-complex="normal"/>
    </style:style>
    <style:style style:name="T186" style:family="text">
      <style:text-properties style:text-position="0% 100%" fo:font-size="12pt" fo:font-weight="normal" fo:background-color="#ffffff" style:font-size-asian="12pt" style:font-weight-asian="normal" style:font-size-complex="12pt" style:font-weight-complex="normal"/>
    </style:style>
    <style:style style:name="T187"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188"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189" style:family="text">
      <style:text-properties style:text-position="0% 100%" fo:font-weight="normal" style:font-weight-asian="normal" style:font-weight-complex="normal"/>
    </style:style>
    <style:style style:name="T190" style:family="text">
      <style:text-properties style:text-position="0% 100%" fo:font-size="11.5pt" style:font-name-asian="Symbol" style:font-size-asian="11.5pt" style:font-name-complex="Symbol" style:font-size-complex="11.5pt"/>
    </style:style>
    <style:style style:name="T191" style:family="text">
      <style:text-properties style:text-position="0% 100%" fo:font-style="italic" style:font-style-asian="italic" style:font-style-complex="italic"/>
    </style:style>
    <style:style style:name="T192" style:family="text">
      <style:text-properties style:text-position="0% 100%" fo:font-size="16pt" style:font-size-asian="16pt" style:font-size-complex="16pt"/>
    </style:style>
    <style:style style:name="T193" style:family="text">
      <style:text-properties style:text-position="0% 100%" style:text-overline-style="none" style:text-overline-color="font-color"/>
    </style:style>
    <style:style style:name="T194" style:family="text">
      <style:text-properties style:text-position="0% 100%" style:text-overline-style="solid" style:text-overline-width="auto" style:text-overline-color="font-color"/>
    </style:style>
    <style:style style:name="T195" style:family="text">
      <style:text-properties style:text-position="0% 100%" style:font-name-asian="Linux Libertine Display G1" style:font-name-complex="Linux Libertine Display G1"/>
    </style:style>
    <style:style style:name="T196" style:family="text">
      <style:text-properties style:text-position="0% 100%" fo:font-weight="bold" style:font-weight-asian="bold" style:font-weight-complex="bold"/>
    </style:style>
    <style:style style:name="T197" style:family="text">
      <style:text-properties style:font-name-asian="Times New Roman1" style:font-name-complex="Times New Roman1"/>
    </style:style>
    <style:style style:name="T198" style:family="text">
      <style:text-properties style:font-name-asian="Times New Roman1" style:font-name-complex="Times New Roman1" style:text-overline-style="none" style:text-overline-color="font-color"/>
    </style:style>
    <style:style style:name="T199" style:family="text">
      <style:text-properties style:font-name-asian="Times New Roman1" style:font-name-complex="Times New Roman1" style:text-overline-style="solid" style:text-overline-width="auto" style:text-overline-color="font-color"/>
    </style:style>
    <style:style style:name="T200" style:family="text">
      <style:text-properties style:font-name-asian="SimSun" style:font-name-complex="Lucida Sans"/>
    </style:style>
    <style:style style:name="T201" style:family="text">
      <style:text-properties fo:font-style="italic" fo:background-color="#ffffff" style:font-style-asian="italic" style:font-style-complex="italic"/>
    </style:style>
    <style:style style:name="T202" style:family="text">
      <style:text-properties fo:font-style="italic" style:font-name-asian="Times New Roman1" style:font-style-asian="italic" style:font-name-complex="Times New Roman1"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text-overline-style="none" style:text-overline-color="font-color"/>
    </style:style>
    <style:style style:name="T205" style:family="text">
      <style:text-properties fo:font-style="italic" fo:font-weight="bold" style:font-style-asian="italic" style:font-weight-asian="bold" style:font-style-complex="italic" style:font-weight-complex="bold"/>
    </style:style>
    <style:style style:name="T206" style:family="text">
      <style:text-properties fo:font-style="italic" style:font-name-asian="Linux Libertine Display G1" style:font-style-asian="italic" style:font-name-complex="Linux Libertine Display G1"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normal" style:font-name-asian="Times New Roman1" style:font-style-asian="normal" style:font-name-complex="Times New Roman1" style:font-style-complex="normal"/>
    </style:style>
    <style:style style:name="T209" style:family="text">
      <style:text-properties fo:font-style="normal" style:font-style-asian="normal" style:font-style-complex="normal"/>
    </style:style>
    <style:style style:name="T210" style:family="text">
      <style:text-properties fo:font-style="normal" style:font-style-asian="normal" style:font-style-complex="normal" style:text-overline-style="none" style:text-overline-color="font-color"/>
    </style:style>
    <style:style style:name="T211" style:family="text">
      <style:text-properties fo:font-style="normal" style:font-name-asian="Linux Libertine Display G1" style:font-style-asian="normal" style:font-name-complex="Linux Libertine Display G1" style:font-style-complex="normal"/>
    </style:style>
    <style:style style:name="T212"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13" style:family="text">
      <style:text-properties style:font-name-asian="Symbol" style:font-name-complex="Symbol"/>
    </style:style>
    <style:style style:name="T214" style:family="text">
      <style:text-properties fo:color="#cc0000"/>
    </style:style>
    <style:style style:name="T215" style:family="text">
      <style:text-properties fo:color="#cc0000" style:font-name-asian="Symbol" style:font-name-complex="Symbol"/>
    </style:style>
    <style:style style:name="T216" style:family="text">
      <style:text-properties fo:color="#cc0000" style:text-position="super 58%"/>
    </style:style>
    <style:style style:name="T217" style:family="text">
      <style:text-properties fo:color="#cc0000" style:text-position="super 58%" style:font-name-asian="Symbol" style:font-name-complex="Symbol"/>
    </style:style>
    <style:style style:name="T218" style:family="text">
      <style:text-properties fo:color="#cc0000" style:text-position="super 58%" fo:font-size="12pt" style:font-name-asian="Times New Roman1" style:font-size-asian="12pt" style:font-name-complex="Times New Roman1" style:font-size-complex="12pt"/>
    </style:style>
    <style:style style:name="T219" style:family="text">
      <style:text-properties fo:color="#cc0000" style:text-position="super 58%" fo:font-size="12pt" fo:language="en" fo:country="US" style:font-size-asian="12pt" style:font-size-complex="12pt"/>
    </style:style>
    <style:style style:name="T220" style:family="text">
      <style:text-properties fo:color="#cc0000" style:text-position="super 58%" fo:font-size="12pt" fo:language="en" fo:country="US" style:font-size-asian="12pt" style:font-size-complex="12pt" style:text-overline-style="none" style:text-overline-color="font-color"/>
    </style:style>
    <style:style style:name="T221" style:family="text">
      <style:text-properties fo:color="#cc0000" style:text-position="super 58%" fo:font-style="normal" style:font-name-asian="Linux Libertine Display G1" style:font-style-asian="normal" style:font-name-complex="Linux Libertine Display G1" style:font-style-complex="normal"/>
    </style:style>
    <style:style style:name="T222"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23" style:family="text">
      <style:text-properties fo:color="#cc0000" style:text-position="0% 100%"/>
    </style:style>
    <style:style style:name="T224" style:family="text">
      <style:text-properties fo:color="#cc0000" style:text-position="0% 100%" fo:font-size="12pt" style:font-name-asian="Times New Roman1" style:font-size-asian="12pt" style:font-name-complex="Times New Roman1" style:font-size-complex="12pt"/>
    </style:style>
    <style:style style:name="T225" style:family="text">
      <style:text-properties fo:color="#cc0000" style:text-position="0% 100%" fo:font-size="12pt" fo:font-weight="normal" style:font-size-asian="12pt" style:font-weight-asian="normal" style:font-size-complex="12pt" style:font-weight-complex="normal"/>
    </style:style>
    <style:style style:name="T226"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27" style:family="text">
      <style:text-properties fo:color="#cc0000" style:text-position="0% 100%" fo:font-size="12pt" fo:language="en" fo:country="US" style:font-size-asian="12pt" style:font-size-complex="12pt"/>
    </style:style>
    <style:style style:name="T228" style:family="text">
      <style:text-properties fo:color="#cc0000" style:text-position="0% 100%" fo:font-size="12pt" fo:language="en" fo:country="US" style:font-size-asian="12pt" style:font-size-complex="12pt" style:text-overline-style="none" style:text-overline-color="font-color"/>
    </style:style>
    <style:style style:name="T229" style:family="text">
      <style:text-properties fo:color="#cc0000" style:text-position="0% 100%" fo:font-size="12pt" fo:language="en" fo:country="US" fo:font-weight="normal" style:font-size-asian="12pt" style:font-weight-asian="normal" style:font-size-complex="12pt" style:font-weight-complex="normal"/>
    </style:style>
    <style:style style:name="T230" style:family="text">
      <style:text-properties fo:color="#cc0000" style:text-position="0% 100%" fo:font-size="12pt" style:text-underline-style="none" fo:font-weight="normal" style:font-size-asian="12pt" style:font-weight-asian="normal" style:font-size-complex="12pt" style:font-weight-complex="normal"/>
    </style:style>
    <style:style style:name="T231" style:family="text">
      <style:text-properties fo:color="#cc0000" style:text-position="0% 100%" style:text-overline-style="solid" style:text-overline-width="auto" style:text-overline-color="font-color"/>
    </style:style>
    <style:style style:name="T232" style:family="text">
      <style:text-properties fo:color="#cc0000" fo:font-style="italic" style:font-style-asian="italic" style:font-style-complex="italic"/>
    </style:style>
    <style:style style:name="T233" style:family="text">
      <style:text-properties fo:color="#cc0000" style:text-position="sub 58%"/>
    </style:style>
    <style:style style:name="T234" style:family="text">
      <style:text-properties fo:color="#cc0000" style:text-position="sub 58%" fo:font-style="normal" style:font-name-asian="Linux Libertine Display G1" style:font-style-asian="normal" style:font-name-complex="Linux Libertine Display G1" style:font-style-complex="normal"/>
    </style:style>
    <style:style style:name="T235" style:family="text">
      <style:text-properties fo:color="#cc0000" style:font-name-asian="SimSun" style:font-name-complex="Lucida Sans"/>
    </style:style>
    <style:style style:name="T236" style:family="text">
      <style:text-properties fo:color="#cc0000" fo:font-style="normal" style:font-name-asian="SimSun" style:font-style-asian="normal" style:font-name-complex="Lucida Sans" style:font-style-complex="normal"/>
    </style:style>
    <style:style style:name="T237" style:family="text">
      <style:text-properties fo:color="#cc0000" fo:font-style="normal" style:font-name-asian="Linux Libertine Display G1" style:font-style-asian="normal" style:font-name-complex="Linux Libertine Display G1" style:font-style-complex="normal"/>
    </style:style>
    <style:style style:name="T238" style:family="text">
      <style:text-properties fo:color="#cc0000" fo:font-style="normal" fo:background-color="#ffffff" style:font-name-asian="Linux Libertine Display G1" style:font-style-asian="normal" style:font-name-complex="Linux Libertine Display G1" style:font-style-complex="normal"/>
    </style:style>
    <style:style style:name="T239" style:family="text">
      <style:text-properties fo:color="#cc0000" style:font-name-asian="Tahoma" style:font-name-complex="Tahoma"/>
    </style:style>
    <style:style style:name="T240" style:family="text">
      <style:text-properties fo:color="#009900"/>
    </style:style>
    <style:style style:name="T241" style:family="text">
      <style:text-properties fo:color="#009900" style:text-position="super 58%"/>
    </style:style>
    <style:style style:name="T242" style:family="text">
      <style:text-properties fo:color="#009900" style:text-position="super 58%" style:font-name-asian="Symbol" style:font-name-complex="Symbol"/>
    </style:style>
    <style:style style:name="T243" style:family="text">
      <style:text-properties fo:color="#009900" style:text-position="super 58%" fo:font-size="12pt" style:font-name-asian="Linux Libertine Display G1" style:font-size-asian="12pt" style:font-name-complex="Linux Libertine Display G1" style:font-size-complex="12pt"/>
    </style:style>
    <style:style style:name="T244" style:family="text">
      <style:text-properties fo:color="#009900" style:font-name-asian="Symbol" style:font-name-complex="Symbol"/>
    </style:style>
    <style:style style:name="T245" style:family="text">
      <style:text-properties fo:color="#009900" style:text-overline-style="solid" style:text-overline-width="auto" style:text-overline-color="font-color"/>
    </style:style>
    <style:style style:name="T246" style:family="text">
      <style:text-properties fo:color="#009900" style:text-position="0% 100%" style:text-overline-style="none" style:text-overline-color="font-color"/>
    </style:style>
    <style:style style:name="T247" style:family="text">
      <style:text-properties fo:color="#009900" fo:font-size="12pt" style:font-name-asian="Linux Libertine Display G1" style:font-size-asian="12pt" style:font-name-complex="Linux Libertine Display G1" style:font-size-complex="12pt"/>
    </style:style>
    <style:style style:name="T248" style:family="text">
      <style:text-properties style:text-underline-style="none"/>
    </style:style>
    <style:style style:name="T249" style:family="text">
      <style:text-properties style:text-line-through-style="solid"/>
    </style:style>
    <style:style style:name="T250" style:family="text">
      <style:text-properties style:text-line-through-style="solid" style:text-position="super 58%"/>
    </style:style>
    <style:style style:name="T251" style:family="text">
      <style:text-properties style:text-line-through-style="solid" style:text-position="sub 58%"/>
    </style:style>
    <style:style style:name="T252" style:family="text">
      <style:text-properties style:text-line-through-style="solid" style:text-overline-style="solid" style:text-overline-width="auto" style:text-overline-color="font-color"/>
    </style:style>
    <style:style style:name="T253" style:family="text">
      <style:text-properties fo:color="#cc9900"/>
    </style:style>
    <style:style style:name="T254" style:family="text">
      <style:text-properties fo:color="#cc9900" fo:font-style="italic" style:font-style-asian="italic" style:font-style-complex="italic"/>
    </style:style>
    <style:style style:name="T255" style:family="text">
      <style:text-properties fo:font-variant="normal" fo:text-transform="none" fo:letter-spacing="normal" fo:font-weight="normal" style:font-weight-asian="normal" style:font-weight-complex="normal"/>
    </style:style>
    <style:style style:name="T25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5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58" style:family="text">
      <style:text-properties fo:font-variant="normal" fo:text-transform="none" fo:letter-spacing="normal" fo:font-style="normal"/>
    </style:style>
    <style:style style:name="T259" style:family="text">
      <style:text-properties fo:font-variant="normal" fo:text-transform="none" fo:color="#cc0000" fo:letter-spacing="normal" fo:font-weight="normal" style:font-weight-asian="normal" style:font-weight-complex="normal"/>
    </style:style>
    <style:style style:name="T26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6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6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6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6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6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6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6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6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7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7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7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75"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76"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77"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78"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79"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80"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81"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8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83"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84"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8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8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8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8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8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9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9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9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9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9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9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96" style:family="text">
      <style:text-properties style:text-overline-style="solid" style:text-overline-width="auto" style:text-overline-color="font-color"/>
    </style:style>
    <style:style style:name="T297" style:family="text">
      <style:text-properties fo:color="#006600"/>
    </style:style>
    <style:style style:name="T298" style:family="text">
      <style:text-properties style:text-overline-style="none" style:text-overline-color="font-color"/>
    </style:style>
    <style:style style:name="T299" style:family="text">
      <style:text-properties style:font-name-asian="Linux Libertine Display G1" style:font-name-complex="Linux Libertine Display G1"/>
    </style:style>
    <style:style style:name="T300" style:family="text">
      <style:text-properties style:font-name-asian="Linux Libertine Display G1" style:font-name-complex="Linux Libertine Display G1" style:text-overline-style="none" style:text-overline-color="font-color"/>
    </style:style>
    <style:style style:name="T301" style:family="text">
      <style:text-properties fo:font-weight="bold" style:font-weight-asian="bold" style:font-weight-complex="bold"/>
    </style:style>
    <style:style style:name="T302" style:family="text">
      <style:text-properties fo:color="#222222"/>
    </style:style>
    <style:style style:name="T303" style:family="text">
      <style:text-properties fo:color="#222222" style:font-name-asian="Linux Libertine Display G1" style:font-name-complex="Linux Libertine Display G1"/>
    </style:style>
    <style:style style:name="T304" style:family="text">
      <style:text-properties fo:font-size="11.5pt" style:font-name-asian="Symbol" style:font-size-asian="11.5pt" style:font-name-complex="Symbol" style:font-size-complex="11.5pt"/>
    </style:style>
    <style:style style:name="T305" style:family="text">
      <style:text-properties fo:font-size="14pt" style:font-size-asian="14pt" style:font-size-complex="14pt"/>
    </style:style>
    <style:style style:name="T306" style:family="text">
      <style:text-properties fo:font-size="14pt" style:font-size-asian="14pt" style:font-size-complex="14pt" style:text-overline-style="solid" style:text-overline-width="auto" style:text-overline-color="font-color"/>
    </style:style>
    <style:style style:name="T307" style:family="text">
      <style:text-properties fo:background-color="#ffff99"/>
    </style:style>
    <style:style style:name="T308" style:family="text">
      <style:text-properties fo:color="#6600cc"/>
    </style:style>
    <style:style style:name="T309" style:family="text">
      <style:text-properties fo:color="#6600cc" fo:font-style="italic" style:font-style-asian="italic" style:font-style-complex="italic"/>
    </style:style>
    <style:style style:name="T310" style:family="text">
      <style:text-properties fo:color="#6600cc" style:text-position="0% 100%"/>
    </style:style>
    <style:style style:name="T311" style:family="text">
      <style:text-properties fo:color="#6600cc" style:text-position="sub 58%"/>
    </style:style>
    <style:style style:name="T312" style:family="text">
      <style:text-properties fo:color="#800000"/>
    </style:style>
    <style:style style:name="T313" style:family="text">
      <style:text-properties style:text-line-through-style="none"/>
    </style:style>
    <style:style style:name="T314" style:family="text">
      <style:text-properties style:text-line-through-style="none" style:text-position="super 58%"/>
    </style:style>
    <style:style style:name="T315" style:family="text">
      <style:text-properties style:text-line-through-style="none" style:text-position="sub 58%"/>
    </style:style>
    <style:style style:name="T316" style:family="text">
      <style:text-properties style:text-line-through-style="none" fo:font-style="italic" style:font-style-asian="italic" style:font-style-complex="italic"/>
    </style:style>
    <style:style style:name="T317" style:family="text">
      <style:text-properties fo:font-size="16pt" style:font-size-asian="16pt" style:font-size-complex="16pt"/>
    </style:style>
    <style:style style:name="T318" style:family="text">
      <style:text-properties fo:background-color="#cfe7f5"/>
    </style:style>
    <style:style style:name="T319" style:family="text">
      <style:text-properties fo:color="#9900ff"/>
    </style:style>
    <style:style style:name="T320" style:family="text">
      <style:text-properties fo:color="#009999"/>
    </style:style>
    <style:style style:name="T321" style:family="text">
      <style:text-properties fo:background-color="#ffffff"/>
    </style:style>
    <style:style style:name="T322" style:family="text">
      <style:text-properties fo:color="#ed1c24" style:font-name-asian="Times New Roman1" style:font-name-complex="Times New Roman1"/>
    </style:style>
    <style:style style:name="T323" style:family="text">
      <style:text-properties fo:color="#ed1c24" style:text-position="41% 100%" style:font-name-asian="Times New Roman1" style:font-name-complex="Times New Roman1"/>
    </style:style>
    <style:style style:name="T324" style:family="text">
      <style:text-properties fo:color="#ed1c24" style:text-position="41% 100%" fo:font-size="12pt" style:font-name-asian="Times New Roman1" style:font-size-asian="12pt" style:font-name-complex="Times New Roman1" style:font-size-complex="12pt"/>
    </style:style>
    <style:style style:name="T325" style:family="text">
      <style:text-properties fo:color="#ed1c24" style:font-name-asian="Times New Roman" style:font-name-complex="Times New Roman"/>
    </style:style>
    <style:style style:name="T326" style:family="text">
      <style:text-properties fo:color="#ed1c24" style:text-position="0% 100%" fo:font-size="12pt" style:font-name-asian="Times New Roman1" style:font-size-asian="12pt" style:font-name-complex="Times New Roman1" style:font-size-complex="12pt"/>
    </style:style>
    <style:style style:name="T327" style:family="text">
      <style:text-properties fo:color="#ed1c24" style:font-name-asian="Tahoma" style:font-name-complex="Tahoma"/>
    </style:style>
    <style:style style:name="T328" style:family="text">
      <style:text-properties style:use-window-font-color="true" style:font-name-asian="Times New Roman" style:font-name-complex="Times New Roman"/>
    </style:style>
    <style:style style:name="T329" style:family="text">
      <style:text-properties style:use-window-font-color="true" style:text-position="0% 100%" fo:font-size="12pt" style:font-name-asian="Times New Roman" style:font-size-asian="12pt" style:font-name-complex="Times New Roman" style:font-size-complex="12pt"/>
    </style:style>
    <style:style style:name="T33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31" style:family="text">
      <style:text-properties fo:color="#3f48cc" style:text-position="0% 100%" fo:font-size="12pt" style:font-name-asian="Times New Roman1" style:font-size-asian="12pt" style:font-name-complex="Times New Roman1" style:font-size-complex="12pt"/>
    </style:style>
    <style:style style:name="T332" style:family="text">
      <style:text-properties fo:color="#3f48cc" style:text-position="0% 100%" fo:font-size="12pt" style:font-name-asian="Times New Roman" style:font-size-asian="12pt" style:font-name-complex="Times New Roman" style:font-size-complex="12pt"/>
    </style:style>
    <style:style style:name="T333" style:family="text">
      <style:text-properties fo:color="#3f48cc" style:text-position="41% 100%" fo:font-size="12pt" style:font-name-asian="Times New Roman1" style:font-size-asian="12pt" style:font-name-complex="Times New Roman1" style:font-size-complex="12pt"/>
    </style:style>
    <style:style style:name="T334" style:family="text">
      <style:text-properties fo:color="#3f48cc" style:font-name-asian="Tahoma" style:font-name-complex="Tahoma"/>
    </style:style>
    <style:style style:name="T335" style:family="text">
      <style:text-properties fo:color="#ff7f27" style:text-position="0% 100%" fo:font-size="12pt" style:font-name-asian="Times New Roman1" style:font-size-asian="12pt" style:font-name-complex="Times New Roman1" style:font-size-complex="12pt"/>
    </style:style>
    <style:style style:name="T336" style:family="text">
      <style:text-properties fo:color="#ff7f27" style:text-position="0% 100%" fo:font-size="12pt" style:font-name-asian="Times New Roman" style:font-size-asian="12pt" style:font-name-complex="Times New Roman" style:font-size-complex="12pt"/>
    </style:style>
    <style:style style:name="T337" style:family="text">
      <style:text-properties fo:color="#22b14c" style:text-position="0% 100%" fo:font-size="12pt" style:font-name-asian="Times New Roman1" style:font-size-asian="12pt" style:font-name-complex="Times New Roman1" style:font-size-complex="12pt"/>
    </style:style>
    <style:style style:name="T338" style:family="text">
      <style:text-properties fo:color="#22b14c" style:text-position="0% 100%" fo:font-size="12pt" style:font-name-asian="Times New Roman" style:font-size-asian="12pt" style:font-name-complex="Times New Roman" style:font-size-complex="12pt"/>
    </style:style>
    <style:style style:name="T339" style:family="text">
      <style:text-properties fo:font-size="10pt" style:font-size-asian="10pt" style:font-size-complex="10pt"/>
    </style:style>
    <style:style style:name="T340" style:family="text">
      <style:text-properties fo:font-size="8pt" style:font-size-asian="8pt" style:font-size-complex="8pt"/>
    </style:style>
    <style:style style:name="T341" style:family="text">
      <style:text-properties style:font-name-asian="Tahoma" style:font-name-complex="Tahoma"/>
    </style:style>
    <style:style style:name="T342"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Solving systems of Equations</text:p>
      <text:p text:style-name="P103"/>
      <text:p text:style-name="P103"/>
      <text:p text:style-name="P103">When two functions cross each other we want to know at what point this happens. It represents a state of equilibrium where both function has the same ordered pair. Depending on application this can be a good thing to aim for or bad thing to avoid. This relates to point of diminishing returns, point of no return, and point of gained value. Systems use the standard format Ax+By = C. </text:p>
      <text:p text:style-name="P103"/>
      <text:p text:style-name="P103"/>
      <text:p text:style-name="P103">Claim:<text:tab/>If we have two functions then we can find a point where they meet.</text:p>
      <text:p text:style-name="P103"/>
      <text:p text:style-name="P103">If <text:s text:c="5"/>then 2x = 2x+1. Is this a true statement? no. </text:p>
      <text:p text:style-name="P103"/>
      <text:p text:style-name="P103"/>
      <text:p text:style-name="P103">2x+0 = 2x+1<text:tab/><text:tab/>this doesn't look right</text:p>
      <text:p text:style-name="P189"><text:span text:style-name="T54"><text:s text:c="6"/>0 </text:span><text:span text:style-name="T58">≠</text:span><text:span text:style-name="T54"> <text:s/>1 <text:s text:c="8"/><text:tab/>0 does not equal 1</text:span></text:p>
      <text:p text:style-name="P103"/>
      <text:p text:style-name="P103"/>
      <text:p text:style-name="P103">These two functions are said to lack reflexivity. If they were reflexive they would both equal thew same number at the end. Because they same same slope they have the same angle to the x axis, about 63.43°, so they with never cross. More of a lesson of geometry or trig but slope is the same thing as tangent and these have a tangent of 2. <text:s text:c="2"/></text:p>
      <text:p text:style-name="P103"/>
      <text:p text:style-name="P103"/>
      <text:p text:style-name="P189"><draw:frame draw:style-name="fr1" draw:name="linear3" text:anchor-type="paragraph" svg:width="2.7752in" style:rel-width="37%" svg:height="1.1in" style:rel-height="11%" draw:z-index="0"><draw:image xlink:href="Pictures/20000007000034B700001566B2917CD5.svm" xlink:type="simple" xlink:show="embed" xlink:actuate="onLoad"/></draw:frame><text:span text:style-name="T54">Using the function </text:span><text:span text:style-name="T342">h(x) = x</text:span><text:span text:style-name="T54"> we create a new function that crosses both.</text:span></text:p>
      <text:p text:style-name="P189"><text:span text:style-name="T54">We can see that </text:span><text:span text:style-name="T10">f(x) = 2x</text:span><text:span text:style-name="T54"> and </text:span><text:span text:style-name="T342">h(x) = x </text:span><text:span text:style-name="T54">share the point (0,0) but do not know where </text:span><text:span text:style-name="T342">h(x)</text:span><text:span text:style-name="T54"> crosses the </text:span><text:span text:style-name="T225">g(x)</text:span><text:span text:style-name="T54">. We can solve using one of two methods. Colors blue;red;purple match the graphs to right.</text:span></text:p>
      <text:p text:style-name="P103"/>
      <text:p text:style-name="P103"/>
      <text:p text:style-name="P103">Notice how the h(x) intercepts f(x). What is the point this happens? Will this happen with every set of two functions? Use an algebraic method to find where h(x) intercepts the other two. </text:p>
      <text:p text:style-name="P103"/>
      <text:p text:style-name="P103"/>
      <text:p text:style-name="P189"><text:span text:style-name="T54">We can solve by substitution or elimination. Below equations show </text:span><text:span text:style-name="T10">x values in blue</text:span><text:span text:style-name="T54"> </text:span><text:span text:style-name="T225">y values in red</text:span><text:span text:style-name="T54">.</text:span></text:p>
      <text:p text:style-name="P47"/>
      <text:p text:style-name="P47"/>
      <text:p text:style-name="P47">Substitution</text:p>
      <text:p text:style-name="P103"/>
      <text:p text:style-name="P103"/>
      <text:p text:style-name="P103">f(x) =2x<text:tab/><text:tab/><text:tab/><text:tab/><text:tab/><text:tab/>g(x)= 2x +1 <text:tab/><text:tab/><text:tab/><text:tab/> </text:p>
      <text:p text:style-name="P189"><text:span text:style-name="T54"><text:s text:c="4"/></text:span><text:span text:style-name="T225">y</text:span><text:span text:style-name="T54"> =2x<text:tab/>use “x=y” for </text:span><text:span text:style-name="T225">y</text:span><text:span text:style-name="T54"><text:tab/><text:tab/><text:tab/> <text:s text:c="3"/></text:span><text:span text:style-name="T225">y</text:span><text:span text:style-name="T54"> = 2x +1 <text:tab/><text:tab/><text:tab/><text:tab/> <text:s/></text:span></text:p>
      <text:p text:style-name="P103"><text:s text:c="3"/>(x)=2x<text:tab/>looks wrong...<text:tab/><text:tab/><text:tab/><text:tab/> <text:s text:c="2"/>(x) = 2x+1 <text:s text:c="6"/>looks wrong...</text:p>
      <text:p text:style-name="P189"><text:span text:style-name="T54"><text:s text:c="3"/></text:span><text:span text:style-name="T87">x</text:span><text:span text:style-name="T54">/</text:span><text:span text:style-name="T110">2</text:span><text:span text:style-name="T54"> = x<text:tab/>how can half of x equal x?<text:tab/><text:tab/> <text:s text:c="2"/>–x = 1<text:tab/> <text:s text:c="2"/>subtract – 2x from both sides </text:span></text:p>
      <text:p text:style-name="P189"><text:span text:style-name="T54"><text:s text:c="3"/>f(</text:span><text:span text:style-name="T87">x</text:span><text:span text:style-name="T54">/</text:span><text:span text:style-name="T110">2</text:span><text:span text:style-name="T54">) = 2x <text:s text:c="5"/>need real number for input<text:tab/><text:tab/> <text:s text:c="3"/>x =</text:span><text:span text:style-name="T10"> –1</text:span><text:span text:style-name="T54"><text:tab/> <text:s text:c="2"/>multiply both sides by –1 to make x positive </text:span></text:p>
      <text:p text:style-name="P189"><text:span text:style-name="T54"><text:tab/><text:tab/>cant use variable as input<text:tab/> <text:s text:c="9"/></text:span><text:span text:style-name="T225">g(–1) = 2(–1)+1 </text:span><text:span text:style-name="T54"><text:s/><text:tab/></text:span></text:p>
      <text:p text:style-name="P189"><text:span text:style-name="T54">f(</text:span><text:span text:style-name="T10">x/2</text:span><text:span text:style-name="T54">) =</text:span><text:span text:style-name="T225"> x</text:span><text:span text:style-name="T54"> <text:tab/>useless but true <text:s text:c="2"/></text:span><text:span text:style-name="T10">(x</text:span><text:span text:style-name="T54">,</text:span><text:span text:style-name="T225">2x</text:span><text:span text:style-name="T54">)<text:tab/><text:tab/> <text:s text:c="4"/></text:span><text:span text:style-name="T225">y= –1</text:span><text:span text:style-name="T54"><text:tab/> </text:span><text:span text:style-name="T10">(–1,</text:span><text:span text:style-name="T225">–1)</text:span><text:span text:style-name="T54"><text:tab/></text:span></text:p>
      <text:p text:style-name="P103"/>
      <text:p text:style-name="P103"/>
      <text:p text:style-name="P189"/>
      <text:p text:style-name="P47"/>
      <text:p text:style-name="P47">Elimination subtracts on equation from the other</text:p>
      <text:p text:style-name="P47"/>
      <text:p text:style-name="P103"><text:soft-page-break/><text:tab/><text:tab/><text:tab/><text:tab/><text:tab/></text:p>
      <text:p text:style-name="P103"><text:s text:c="3"/>(2x = y)<text:tab/><text:tab/><text:tab/>2x+1 = y<text:tab/><text:tab/><text:tab/>x = y</text:p>
      <text:p text:style-name="P189"><text:span text:style-name="T70">– <text:s/>(x = y)</text:span><text:span text:style-name="T54"><text:tab/><text:tab/> <text:s text:c="8"/></text:span><text:span text:style-name="T70">– <text:s/>x+0 = y</text:span><text:span text:style-name="T54"><text:tab/><text:tab/><text:tab/>0=0<text:tab/> </text:span></text:p>
      <text:p text:style-name="P189"><text:s text:c="5"/><text:span text:style-name="T1">x <text:s/>= 0<text:tab/><text:tab/><text:tab/> x+1=0</text:span><text:tab/><text:tab/><text:tab/><text:tab/></text:p>
      <text:p text:style-name="P189"><text:span text:style-name="T214"><text:s text:c="3"/>2(0)= y</text:span><text:tab/><text:tab/><text:tab/><text:span text:style-name="T1">x = –1</text:span><text:tab/></text:p>
      <text:p text:style-name="P189"><text:span text:style-name="T214"><text:s text:c="7"/>0= 0 <text:s/></text:span><text:s text:c="5"/><text:span text:style-name="T1">(x</text:span>,<text:span text:style-name="T214">y</text:span>)=<text:span text:style-name="T1">(0</text:span>,<text:span text:style-name="T214">0)</text:span><text:tab/><text:span text:style-name="T214">2(–1)+1 = y </text:span><text:span text:style-name="T43">becomes</text:span> <text:span text:style-name="T214">–2+1 = y </text:span><text:span text:style-name="T43">becomes</text:span> <text:span text:style-name="T214">–1 = y </text:span><text:span text:style-name="T43">becomes</text:span><text:span text:style-name="T214"> </text:span><text:span text:style-name="T1">(–1</text:span>,<text:span text:style-name="T214">–1)</text:span></text:p>
      <text:p text:style-name="P103"/>
      <text:p text:style-name="P103"/>
      <text:p text:style-name="P189"><text:span text:style-name="T54">Using substitution did not work because we got a solution point of (x,2x) which was just our original equation y=2x rewritten. <text:s/>It take two “x” to equal one “y”, x+x =y, x+x = 2x, our ratio is 2x =1y. To use substitution we need a variable </text:span><text:span text:style-name="T65">clearly</text:span><text:span text:style-name="T54"> defined. This is dealt with in arithmetic series explaining the difference between an </text:span><text:span text:style-name="T10">explicit definition</text:span><text:span text:style-name="T54"> and an </text:span><text:span text:style-name="T10">implicit definition</text:span><text:span text:style-name="T54">. Using elimination we get (0,0) which we can see from the graph.</text:span></text:p>
      <text:p text:style-name="P103"/>
      <text:p text:style-name="P103"/>
      <text:p text:style-name="P103">(0,0) = (x,2x) <text:s text:c="2"/>because 0 = 2(0) and because 0/2 = 2∙0 which was x/2 =2x. x = 0 and y = 0. We can not use x/2 to plug back into our equation to solve because x/2 is not a constant. For a function to work it needs x to be explicitly defined. x = 0 is explicit, x/2 is implicit. Explicit will state a constant, implicit will imply a ratio.</text:p>
      <text:p text:style-name="P254">Recap</text:p>
      <text:p text:style-name="P102"/>
      <text:p text:style-name="P102"/>
      <text:list xml:id="list9222603354606065599" text:style-name="L96">
        <text:list-item>
          <text:p text:style-name="P108"><text:s text:c="3"/>f(x) = 2x<text:tab/><text:tab/><text:tab/><text:tab/><text:tab/><text:tab/>g(x) = 2x +1 <text:tab/><text:tab/><text:tab/><text:tab/>h(x) = x </text:p>
        </text:list-item>
        <text:list-item>
          <text:p text:style-name="P200"><text:span text:style-name="T54"><text:s text:c="7"/></text:span><text:span text:style-name="T225">y</text:span><text:span text:style-name="T54"> = 2x<text:tab/>change f(x) to y<text:tab/><text:tab/><text:tab/> <text:s text:c="3"/></text:span><text:span text:style-name="T225">y</text:span><text:span text:style-name="T54"> <text:s/>= 2x +1 <text:tab/> <text:s text:c="2"/>change g(x) = y <text:s text:c="4"/><text:tab/> <text:s text:c="4"/></text:span><text:span text:style-name="T225">y = x</text:span><text:span text:style-name="T54"> </text:span></text:p>
        </text:list-item>
        <text:list-item>
          <text:p text:style-name="P108"><text:s text:c="6"/>(x)= 2x<text:tab/>looks wrong...<text:tab/><text:tab/><text:tab/><text:tab/> <text:s text:c="2"/>(x) = 2x+1 <text:s text:c="6"/>looks wrong...</text:p>
        </text:list-item>
        <text:list-item>
          <text:p text:style-name="P200"><text:span text:style-name="T54"><text:s text:c="6"/></text:span><text:span text:style-name="T87">x</text:span><text:span text:style-name="T54">/</text:span><text:span text:style-name="T110">2</text:span><text:span text:style-name="T54"> = x<text:tab/>how can half of x equal x?<text:tab/><text:tab/> <text:s text:c="3"/>–x = 1<text:tab/> <text:s text:c="2"/>subtract – 2x from both sides </text:span></text:p>
        </text:list-item>
        <text:list-item>
          <text:p text:style-name="P200"><text:span text:style-name="T54"><text:s text:c="3"/>f(</text:span><text:span text:style-name="T87">x</text:span><text:span text:style-name="T54">/</text:span><text:span text:style-name="T110">2</text:span><text:span text:style-name="T54">) = 2x <text:s text:c="5"/></text:span><text:span text:style-name="T10">need real number for input</text:span><text:span text:style-name="T54"><text:tab/><text:tab/> <text:s text:c="5"/>x =</text:span><text:span text:style-name="T10"> –1</text:span><text:span text:style-name="T54"><text:tab/> <text:s text:c="2"/>multiply both sides by –1</text:span></text:p>
        </text:list-item>
        <text:list-item>
          <text:p text:style-name="P200"><text:span text:style-name="T54"><text:tab/><text:tab/></text:span><text:span text:style-name="T10">cant use variable as input</text:span><text:span text:style-name="T54"><text:tab/> <text:s text:c="11"/></text:span><text:span text:style-name="T225">g(–1) = 2(–1)+1 </text:span><text:span text:style-name="T54"><text:s/><text:tab/></text:span></text:p>
        </text:list-item>
        <text:list-item>
          <text:p text:style-name="P200"><text:span text:style-name="T225"><text:s text:c="2"/>f(x/2) = x</text:span><text:span text:style-name="T54"> <text:tab/>useless but true <text:s text:c="2"/></text:span><text:span text:style-name="T10">(x</text:span><text:span text:style-name="T54">,</text:span><text:span text:style-name="T225">2x</text:span><text:span text:style-name="T54">)<text:tab/><text:tab/> <text:s text:c="7"/></text:span><text:span text:style-name="T225">y= –1</text:span><text:span text:style-name="T54"><text:tab/><text:tab/> </text:span><text:span text:style-name="T10">(–1,</text:span><text:span text:style-name="T225">–1)</text:span></text:p>
        </text:list-item>
      </text:list>
      <text:p text:style-name="P243"/>
      <text:p text:style-name="P243"/>
      <text:p text:style-name="P183"><text:span text:style-name="T185">We had three functions: 1</text:span><text:span text:style-name="T163">st</text:span><text:span text:style-name="T185"> <text:s/>f(x) = 2x<text:tab/> <text:tab/>2</text:span><text:span text:style-name="T163">nd</text:span><text:span text:style-name="T185"> <text:s text:c="2"/>g(x) = 2x+1<text:tab/><text:tab/>3</text:span><text:span text:style-name="T163">rd</text:span><text:span text:style-name="T185"> <text:s text:c="3"/>g(x) <text:s/>= x <text:s/></text:span></text:p>
      <text:p text:style-name="P103"/>
      <text:p text:style-name="P103"/>
      <text:p text:style-name="P103">f(x) and g(x) are parallel because they have the same slope of 2.</text:p>
      <text:p text:style-name="P103">g(x) does not have a slope of 2 so will intercept both of them. Intercept means to pass through.</text:p>
      <text:p text:style-name="P103">We want to find the points where lines intercept. This point is called “the solution” to a system of equations.</text:p>
      <text:p text:style-name="P103">The solution is a point that both lines share so it will have the same (x,y) values. </text:p>
      <text:p text:style-name="P103"/>
      <text:p text:style-name="P103"/>
      <text:p text:style-name="P103">Solving by substitution if fairly simple. First we have g(x) = x and f(x) = 2x. Right away we know the solution is (0,0). We physically see it on the graph drawn and there is no “b” value so the y-intercept formula (0,b) changes to (0,0). They both intercept each other at the same y-intercept. This happens a lot. However trying to solve through substitution fails because we do not have a b value to offset the equation.</text:p>
      <text:p text:style-name="P103"/>
      <text:p text:style-name="P103"/>
      <text:p text:style-name="P103">We have to change function notation to “y” because we are solving for y, not inputting any values for x.</text:p>
      <text:p text:style-name="P103">Use f(x) when you need to input a value, use y when you are solving for y.</text:p>
      <text:p text:style-name="P103"/>
      <text:p text:style-name="P103"/>
      <text:p text:style-name="P183"><text:span text:style-name="T10">y= 2x → x =2x</text:span><text:span text:style-name="T185"> <text:s/>We said this looks wrong because how can x =x+x? They are different “x”. Both are 0. 0= 0+0.</text:span></text:p>
      <text:p text:style-name="P183"><text:span text:style-name="T10">x/2 =x</text:span><text:span text:style-name="T185"><text:tab/> <text:s text:c="13"/>We tried to clear 2x by dividing by 2 on both sides but got no where. </text:span></text:p>
      <text:p text:style-name="P103"><text:tab/><text:tab/> <text:s text:c="2"/>x= x+x <text:s/>changed to ½x + ½x = x. Instead of 1 = 1+1 we get ½ =½+½ .”</text:p>
      <text:p text:style-name="P103"/>
      <text:p text:style-name="P103"/>
      <text:p text:style-name="P183"><text:span text:style-name="T10">f(x/2)=x</text:span><text:span text:style-name="T185"> <text:s/>We tried to solve for y using x/2 as an input but it failed. </text:span><text:span text:style-name="T163">X</text:span><text:span text:style-name="T185">/</text:span><text:span text:style-name="T173">2</text:span><text:span text:style-name="T185"> is</text:span><text:span text:style-name="T173"> </text:span><text:span text:style-name="T185">not a constant. It is a rational expression. <text:tab/> <text:s text:c="2"/>We need a constant to function. A rational expression is a fraction containing a variable namely “x”. </text:span></text:p>
      <text:p text:style-name="P183"><text:span text:style-name="T185"><text:s text:c="15"/></text:span><text:span text:style-name="T10">Later when you see phrases like “a function must be well defined” it means “x must be a constant”.</text:span></text:p>
      <text:p text:style-name="P183"><text:span text:style-name="T185"><text:tab/> <text:s text:c="2"/></text:span><text:span text:style-name="T10">To define a function x must equal a constant. You can not input a variable for x.</text:span></text:p>
      <text:p text:style-name="P103"/>
      <text:p text:style-name="P103"><text:s text:c="3"/></text:p>
      <text:p text:style-name="P183"><text:span text:style-name="T225">f(x/2) = x</text:span><text:span text:style-name="T185"> <text:tab/>The only value that satisfies both y = x and y =x/2 is 0. Our answer is </text:span><text:span text:style-name="T10">(x</text:span><text:span text:style-name="T185">,</text:span><text:span text:style-name="T225">2x</text:span><text:span text:style-name="T185">)=(0,2∙0).</text:span></text:p>
      <text:p text:style-name="P103"/>
      <text:p text:style-name="P103"/>
      <text:p text:style-name="P103">That was fundamental and hard. Inputs must be reals, 0/x =0, and using subtraction works best with explicit values not implied ones. Explicit definitions will state a constant, implicit definitions will imply a ratio.</text:p>
      <text:p text:style-name="P103"/>
      <text:p text:style-name="P103"/>
      <text:p text:style-name="P243"/>
      <text:p text:style-name="P189"><text:span text:style-name="T225">y</text:span><text:span text:style-name="T54"> <text:s/>= 2x +1 <text:tab/> <text:s/><text:tab/>solve for by changing g(x) = y <text:tab/> </text:span></text:p>
      <text:p text:style-name="P103">(x) = 2x+1 <text:tab/> <text:s/><text:tab/>substitute x for y since that was what was given from x =y equivalence.</text:p>
      <text:p text:style-name="P103"><text:soft-page-break/><text:s/>–x = 1<text:tab/><text:tab/> <text:s/><text:tab/>what you do one side you have to do on the other to keep equation balanced.</text:p>
      <text:p text:style-name="P189"><text:span text:style-name="T54"><text:s text:c="3"/>x =</text:span><text:span text:style-name="T10"> –1</text:span><text:span text:style-name="T54"><text:tab/> <text:s/><text:tab/>what you do one side you have to do on the other to keep equation balanced.</text:span></text:p>
      <text:p text:style-name="P189"><text:span text:style-name="T225">g(–1) = 2(–1)+1 </text:span><text:span text:style-name="T54"><text:s/><text:tab/>x = –1 so input it back into the original function g(x) </text:span></text:p>
      <text:p text:style-name="P189"><text:span text:style-name="T54"><text:s text:c="7"/></text:span><text:span text:style-name="T225">y= –1</text:span><text:span text:style-name="T54"><text:tab/><text:tab/>y= – 1 so our lines intercept at </text:span><text:span text:style-name="T10">(–1,</text:span><text:span text:style-name="T225">–1).</text:span></text:p>
      <text:p text:style-name="P243"/>
      <text:p text:style-name="P243"/>
      <text:p text:style-name="P40">This can be written as a string of polynomials.</text:p>
      <text:p text:style-name="P103"/>
      <text:p text:style-name="P103"/>
      <text:list xml:id="list346373920989223651" text:style-name="L103">
        <text:list-item>
          <text:p text:style-name="P201"><text:span text:style-name="T54">f(x):<text:tab/>(2x = y</text:span><text:span text:style-name="T71">) – (x = y) <text:s text:c="2"/>→ <text:s text:c="2"/></text:span><text:span text:style-name="T230">2x–x</text:span><text:span text:style-name="T71"> =</text:span><text:span text:style-name="T230"> y–y</text:span><text:span text:style-name="T71"> <text:s text:c="2"/>→ </text:span><text:span text:style-name="T17">x =0</text:span><text:span text:style-name="T71"> because</text:span><text:span text:style-name="T230"> 2x–x</text:span><text:span text:style-name="T71"> = </text:span><text:span text:style-name="T17">x</text:span><text:span text:style-name="T71"> and </text:span><text:span text:style-name="T230">y–y</text:span><text:span text:style-name="T71"> = </text:span><text:span text:style-name="T17">0</text:span><text:span text:style-name="T71">. </text:span></text:p>
        </text:list-item>
        <text:list-item>
          <text:p text:style-name="P201"><text:span text:style-name="T71">g(x):<text:tab/>(</text:span><text:span text:style-name="T54">2x+1=y)–(x+0=y) → <text:s text:c="2"/>2x+1–x+0 = y–y <text:s/>→ x+1 = 0 → x = –1 <text:s/></text:span></text:p>
        </text:list-item>
        <text:list-item>
          <text:p text:style-name="P109">h(x):<text:tab/>x = y is pretty much famously given as 0=0 for both its x and y intercepts. This matched f(x).</text:p>
        </text:list-item>
      </text:list>
      <text:p text:style-name="P103"/>
      <text:p text:style-name="P103"/>
      <text:p text:style-name="P103">When a function does not have a vertical increase it will always have point (0,0) as it's y and x intercepts. </text:p>
      <text:p text:style-name="P103">This point (0,0) is always called the origin. With out + or – <text:s/>“b” a function always passes through the origin.</text:p>
      <text:p text:style-name="P103">Whether you are solving with substitution or subtraction you get x=constant. Substitute the constant back into the original function to solve for y. <text:s/>Abstract word problem might be more helpful:</text:p>
      <text:p text:style-name="P103"/>
      <text:p text:style-name="P103"/>
      <text:p text:style-name="P47">What two integers have a sum of 84 if one is three times the other?</text:p>
      <text:p text:style-name="P103"/>
      <text:p text:style-name="P103"/>
      <text:p text:style-name="P103">n+3n = 84<text:tab/><text:tab/>this is standard form ax+by = c</text:p>
      <text:p text:style-name="P103">4n = 84</text:p>
      <text:p text:style-name="P103">n = 21</text:p>
      <text:p text:style-name="P103">3n = 63</text:p>
      <text:p text:style-name="P103">21+63 = 84 </text:p>
      <text:p text:style-name="P103"/>
      <text:p text:style-name="P103"/>
      <text:p text:style-name="P47">What two consecutive integers have a sum 67?</text:p>
      <text:p text:style-name="P103"/>
      <text:p text:style-name="P103"/>
      <text:p text:style-name="P103">2n+1 = 67<text:tab/><text:tab/>this was our function from above f(x) = 2x+1. 2x is changer to 2n</text:p>
      <text:p text:style-name="P103">2n = 66</text:p>
      <text:p text:style-name="P103">n = 33</text:p>
      <text:p text:style-name="P183"><text:span text:style-name="T185">n</text:span><text:span text:style-name="T173">1</text:span><text:span text:style-name="T185"> =33 n</text:span><text:span text:style-name="T173">2</text:span><text:span text:style-name="T185"> =34<text:tab/><text:tab/>use subscripts to indicate (1</text:span><text:span text:style-name="T163">st</text:span><text:span text:style-name="T185"> number) + (2</text:span><text:span text:style-name="T163">nd</text:span><text:span text:style-name="T185"> number) = <text:s/>(Total)</text:span></text:p>
      <text:p text:style-name="P103">33+34 = 67</text:p>
      <text:p text:style-name="P103"/>
      <text:p text:style-name="P103"/>
      <text:p text:style-name="P183"><text:span text:style-name="T185">Any number times 2 is even ex. 2∙3= 6 17∙2 = 34 113∙2 = 226. </text:span><text:span text:style-name="T186">As a rule: only way to get an odd is to 2n+1.</text:span></text:p>
      <text:p text:style-name="P103">We were supposed to write as x+(x+1)=67 but I skipped the associative step since this is so basic.</text:p>
      <text:p text:style-name="P103"/>
      <text:p text:style-name="P103"/>
      <text:p text:style-name="P47"/>
      <text:p text:style-name="P47"/>
      <text:p text:style-name="P47"/>
      <text:p text:style-name="P47"/>
      <text:p text:style-name="P47">What two consecutive odd numbers produce 1763?</text:p>
      <text:p text:style-name="P103"/>
      <text:p text:style-name="P103"/>
      <text:p text:style-name="P103">x(x+2)=1763</text:p>
      <text:p text:style-name="P183"><text:soft-page-break/><text:span text:style-name="T185">x</text:span><text:span text:style-name="T163">2</text:span><text:span text:style-name="T185">+2x= 1763</text:span></text:p>
      <text:p text:style-name="P183"><text:span text:style-name="T185">x</text:span><text:span text:style-name="T163">2</text:span><text:span text:style-name="T185">+2x –1763 = 0<text:tab/><text:tab/><text:tab/><text:tab/>use quadratic formula since number big or...</text:span></text:p>
      <text:p text:style-name="P103"/>
      <text:p text:style-name="P103"/>
      <text:p text:style-name="P103">√1763 ≈ 41.98<text:tab/>try x =41 and x+2 = 43</text:p>
      <text:p text:style-name="P103">41∙43 = 1763<text:tab/><text:tab/><text:tab/><text:tab/><text:tab/>41 and 43 are the numbers</text:p>
      <text:p text:style-name="P103"/>
      <text:p text:style-name="P103"/>
      <text:p text:style-name="P47">The product of x = 9 and y is 41 less than the sum of x and y. Solve for y. </text:p>
      <text:p text:style-name="P103"/>
      <text:p text:style-name="P103"/>
      <text:p text:style-name="P103">9y +41 = x+y</text:p>
      <text:p text:style-name="P103">9y +32 =y</text:p>
      <text:p text:style-name="P103">8y= – 32</text:p>
      <text:p text:style-name="P103">y = –4</text:p>
      <text:p text:style-name="P103"/>
      <text:p text:style-name="P103"/>
      <text:p text:style-name="P47">What two natural numbers produce 255 and sum to 32?<text:tab/><text:tab/></text:p>
      <text:p text:style-name="P103"/>
      <text:p text:style-name="P103"/>
      <text:p text:style-name="P103">m+n=32 <text:s text:c="2"/>and mn=255<text:tab/>→m =32–n<text:tab/></text:p>
      <text:p text:style-name="P174"/>
      <text:p text:style-name="P174"/>
      <text:p text:style-name="P103">1+31 = 32<text:tab/><text:tab/>2+30 = 32<text:tab/><text:tab/>3+29 = 32<text:tab/><text:tab/>4+28 = 32<text:tab/><text:tab/>5+27 = 32<text:tab/><text:tab/></text:p>
      <text:p text:style-name="P103">6+26 = 32<text:tab/><text:tab/>7+25 = 32<text:tab/><text:tab/>8+24 = 32<text:tab/><text:tab/>9+23 = 32<text:tab/><text:span text:style-name="T321"><text:tab/>10+22 = 32<text:tab/><text:tab/></text:span></text:p>
      <text:p text:style-name="P184"><text:span text:style-name="T185">11+21 = 32 <text:tab/><text:tab/>12+20 = 32<text:tab/><text:tab/>13+19 = 32<text:tab/><text:tab/>14+18 = 32<text:tab/><text:tab/>15+17 = 32<text:tab/>15∙17= 255</text:span></text:p>
      <text:p text:style-name="P140"/>
      <text:list xml:id="list3272018504006747359" text:style-name="L104">
        <text:list-item>
          <text:p text:style-name="P141">Use quadratic formula or guess 15 times <text:s text:c="16"/></text:p>
        </text:list-item>
        <text:list-item>
          <text:p text:style-name="P141">Algebra is about formula not guessing <text:s text:c="19"/></text:p>
        </text:list-item>
        <text:list-item>
          <text:p text:style-name="P141">I want to teach process and then get into problems</text:p>
        </text:list-item>
      </text:list>
      <text:p text:style-name="P140"/>
      <text:p text:style-name="P140"/>
      <text:p text:style-name="P183"><text:span text:style-name="T185">Solve n</text:span><text:span text:style-name="T163">2</text:span><text:span text:style-name="T185"> –32m+255 <text:tab/>or – 255+32n – n</text:span><text:span text:style-name="T163">2</text:span><text:span text:style-name="T185"> , both are the same roots for n.</text:span></text:p>
      <text:p text:style-name="P174"/>
      <text:p text:style-name="P174"/>
      <text:p text:style-name="P140">32±√1024 –1020 → 32±2/2 → 15 or 17<text:tab/><text:tab/>speed version shown of (–b±√<text:span text:style-name="T296">b</text:span><text:span text:style-name="T168">2</text:span><text:span text:style-name="T296"> –4ac</text:span>)/2a <text:s text:c="2"/></text:p>
      <text:p text:style-name="P259"><text:span text:style-name="T10">Function notation:</text:span><text:span text:style-name="T54"> </text:span><text:span text:style-name="T10">f(x)</text:span><text:span text:style-name="T54"> = (x + 1) ·10 <text:s/><text:tab/><text:tab/>is the same thing as <text:tab/><text:tab/></text:span><text:span text:style-name="T10">Intercept notation: </text:span><text:span text:style-name="T225">y</text:span><text:span text:style-name="T54"> =10x + 10</text:span></text:p>
      <text:p text:style-name="P102"/>
      <text:p text:style-name="P102"/>
      <text:p text:style-name="P102">The first one is <text:span text:style-name="T1">function notation</text:span> and the second one is <text:span text:style-name="T214">y-intercept notation</text:span>. Line graphs use these notations called formulas to find chart points. A chart point looks like (x,y). The x is the number of units moved to the right on the x axis and y is the number of units moved up the y axis.</text:p>
      <text:p text:style-name="P102"/>
      <text:p text:style-name="P102"/>
      <text:p text:style-name="P102">f(x) = (x+1) · 10 <text:s/><text:tab/><text:tab/><text:tab/>Using function notation we choose 5 for x.</text:p>
      <text:p text:style-name="P102">f(5) = (5 + 1) · 10<text:tab/><text:tab/><text:tab/>Inputting 5 for x. (Substitution)</text:p>
      <text:p text:style-name="P102">f(5) = (6) · 10<text:tab/><text:tab/><text:tab/><text:tab/>adding</text:p>
      <text:p text:style-name="P102">f(5) = 60<text:tab/><text:tab/><text:tab/><text:tab/>solving for f(5)</text:p>
      <text:p text:style-name="P102"/>
      <text:p text:style-name="P102"/>
      <text:p text:style-name="P102">There are no more steps to do so this is solved. Function of 5 equals 60. Our pair is (5,60). </text:p>
      <text:p text:style-name="P102">That means when x is 5 y is 60. As such <text:s/>f(5) = 60. <text:s text:c="2"/>Remember “the <text:span text:style-name="T209">function of x is y”, because <text:s/>f(x) = y </text:span><text:span text:style-name="T213">. </text:span></text:p>
      <text:p text:style-name="P102">Using y-intercept notation will give the same pair because algebraically it is the same as function notation. You use function notation when you want to find further pairs of (x,y), <text:s/>you use y-intercept notation when you want to find the value of y when x is zero or when want to find the slope. </text:p>
      <text:p text:style-name="P102"/>
      <text:p text:style-name="P102"/>
      <text:p text:style-name="P249"><text:span text:style-name="T1">The y value is called the y-intercept if x is zero</text:span><text:span text:style-name="T43">. Using zero for x will cancel out the x term leaving the constant term as the y-intercept. The coefficient of x is the slope. Slope is the rate of change. You can use slope and rate of change interchangeably.</text:span></text:p>
      <text:p text:style-name="P102"/>
      <text:p text:style-name="P102"/>
      <text:p text:style-name="P102">y =10x + 10 <text:tab/><text:tab/><text:tab/><text:tab/><text:tab/>Using y-intercept notation</text:p>
      <text:p text:style-name="P102">y= 10 · (5) + 10<text:tab/><text:tab/><text:tab/><text:tab/>Using 5 for x</text:p>
      <text:p text:style-name="P102">y= 50 + 10<text:tab/><text:tab/><text:tab/><text:tab/><text:tab/>multiplying</text:p>
      <text:p text:style-name="P102">y= 60<text:tab/><text:tab/><text:tab/><text:tab/><text:tab/><text:tab/>solving</text:p>
      <text:p text:style-name="P102"/>
      <text:p text:style-name="P102"><text:tab/><text:tab/></text:p>
      <text:p text:style-name="P102">Because y = 60 when x is 5 our pair is (5,60). This means that both formulas are equivalent.</text:p>
      <text:p text:style-name="P102"/>
      <text:p text:style-name="P102"/>
      <text:p text:style-name="P102">In this sense we can consider a formula to be some quantity of x to equal a quantity of y. <text:span text:style-name="T1">Therefore a formula is a ratio of x to y.</text:span> (5,60) is 5x for every 60y or 60y/5x. <text:s/>When we reduce we get a slope of 12/y. This called “ delta of 12y/5x”. In function notation formula: ƒ(x) = Δ<text:span text:style-name="T149">12y</text:span>/<text:span text:style-name="T169">5x</text:span>. <text:s/>Delta is Greek letter  for slope. It means “change”. It is saying “slope is 12y over 5x”. Also “the change in y over x”.</text:p>
      <text:p text:style-name="P102"/>
      <text:p text:style-name="P102"/>
      <text:p text:style-name="P102">We might hear someone say, “delta y over x” or in calculus, “Delta dy/dx” but we hardly use  for anything. It is not an operator so it does change anything. It is not a constant like π nor is it a variable. It just means slope and we use capital “M” for that. If M was being used as a variable someone might use delta to reference slope but slope is given as <text:span text:style-name="T149">y</text:span>/<text:span text:style-name="T169">x</text:span>.</text:p>
      <text:p text:style-name="P102"/>
      <text:p text:style-name="P102"/>
      <text:p text:style-name="P102">Because ordered pairs come in set notation it is understandable the desire to use associate functions using parentheses. This is common practice but improper. Parentheses for f(x) ties the idea of (x,y) together to imply set notation not multiplication.</text:p>
      <text:p text:style-name="P102"><text:span text:style-name="T1">Slope: M = (y</text:span><text:span text:style-name="T36">2</text:span><text:span text:style-name="T1"> – y</text:span><text:span text:style-name="T36">1</text:span><text:span text:style-name="T1">)/(x</text:span><text:span text:style-name="T36">2</text:span><text:span text:style-name="T1"> –x</text:span><text:span text:style-name="T36">1</text:span><text:span text:style-name="T1">)</text:span></text:p>
      <text:p text:style-name="P103"/>
      <text:p text:style-name="P103"><text:soft-page-break/></text:p>
      <text:p text:style-name="P103">The formula for slope requires two points. Any two points work. If a line passes through the origin we can easily find slope. If it doesn't then using the y intercept is convenient. Any two points that are easy to subtract are convenient. Using <text:s/>y =10x + 10 has 10x so slope is 10. This means for every change 1 in x we have a change of 10 in y. Every point with integer values is one unit to the left and and ten units up.</text:p>
      <text:p text:style-name="P103"/>
      <text:p text:style-name="P103"/>
      <text:p text:style-name="P103">y =10x + 10 <text:tab/> <text:s/>find y intercept <text:tab/><text:tab/><text:tab/> <text:s text:c="3"/>M = <text:span text:style-name="T149">60-10</text:span>/<text:span text:style-name="T169">5-0<text:tab/><text:tab/></text:span>find slope using (0,10) and (5,60)</text:p>
      <text:p text:style-name="P103">y =10(0) + 10 <text:s text:c="3"/><text:tab/><text:tab/><text:tab/><text:tab/><text:tab/> <text:s text:c="3"/>M = <text:span text:style-name="T149">50</text:span>/<text:span text:style-name="T169">5</text:span><text:tab/><text:tab/>using 0 makes finding x easy</text:p>
      <text:p text:style-name="P103">y = 0+10<text:tab/><text:tab/><text:tab/><text:tab/><text:tab/><text:tab/> <text:s text:c="3"/>M = 10<text:tab/><text:tab/> any two points will have same slope<text:tab/></text:p>
      <text:p text:style-name="P103">y = 10<text:tab/><text:tab/>y=10 when x=0 (0,10) is y-intercept <text:tab/> <text:s text:c="3"/></text:p>
      <text:p text:style-name="P103"/>
      <text:p text:style-name="P103"/>
      <text:p text:style-name="P103">Slope is the ratio of y value/x value. We had point (5,60) and (0,10) for y intercept. It gave us M = 10. The y intercept form gets its name because the b value is the y value in (0,y).</text:p>
      <text:p text:style-name="P103"/>
      <text:p text:style-name="P103"/>
      <text:p text:style-name="P103">y-int = (0,y)<text:tab/>make x=0 to cancel Mx leaving only b</text:p>
      <text:p text:style-name="P103">x-int = (x,0) <text:s text:c="4"/>make y=0 to cancel y then solve for x</text:p>
      <text:p text:style-name="P103"/>
      <text:p text:style-name="P103"/>
      <text:list xml:id="list8536050180783495388" text:style-name="L105">
        <text:list-item>
          <text:p text:style-name="P110">y =5x+3 <text:tab/><text:tab/><text:tab/>y=5x+3<text:tab/><text:tab/><text:tab/><text:tab/></text:p>
        </text:list-item>
        <text:list-item>
          <text:p text:style-name="P110">y=0+3<text:tab/><text:tab/><text:tab/><text:tab/>0=5x+3<text:tab/><text:tab/><text:tab/><text:tab/>zeroing out the other variable</text:p>
        </text:list-item>
        <text:list-item>
          <text:p text:style-name="P202"><text:span text:style-name="T54">y=3<text:tab/>(0,3)<text:tab/><text:tab/> <text:s text:c="9"/></text:span><text:span text:style-name="T87">–3</text:span><text:span text:style-name="T54">/</text:span><text:span text:style-name="T110">5</text:span><text:span text:style-name="T54"> =x <text:s text:c="5"/>(</text:span><text:span text:style-name="T87">–3</text:span><text:span text:style-name="T54">/</text:span><text:span text:style-name="T110">5</text:span><text:span text:style-name="T54">,0)<text:tab/><text:tab/>isolate variable</text:span></text:p>
        </text:list-item>
      </text:list>
      <text:p text:style-name="P103"/>
      <text:p text:style-name="P103"/>
      <text:p text:style-name="P189"><text:span text:style-name="T54">For x we had to do more work. The third step was a compound operation. We subtracted 3 from both sides and then divided both sides by 5 to isolate x. We are mostly interested in y-intercept and not x-intercept. Most graphing is done in the first quadrant where all values are positive. Other quadrants contain negative values which might be hard to interpret or nonsense. Most measurements start at x =0. By definition this point will be the y intercept. For this reason we use the y intercept form a lot. We found slope using <text:s/>M = </text:span><text:span text:style-name="T87">60-10</text:span><text:span text:style-name="T54">/</text:span><text:span text:style-name="T110">5-0</text:span><text:span text:style-name="T54">. If we picked the points in a different order we would get the same slope:</text:span></text:p>
      <text:p text:style-name="P103"/>
      <text:p text:style-name="P103"/>
      <text:p text:style-name="P189"><text:span text:style-name="T54">(0,10) and (5,60) can be 10–60/0–5 = –50/–5 = 10. We can subtract point</text:span><text:span text:style-name="T110">1</text:span><text:span text:style-name="T54"> from point</text:span><text:span text:style-name="T110">2</text:span><text:span text:style-name="T54"> or subtract point</text:span><text:span text:style-name="T110">2</text:span><text:span text:style-name="T54"> from point</text:span><text:span text:style-name="T110">2</text:span><text:span text:style-name="T54"> but we can not use values from one point for another point. We can do math in the () as well.</text:span></text:p>
      <text:p text:style-name="P103"/>
      <text:p text:style-name="P103"/>
      <text:list xml:id="list8935076064866071515" text:style-name="L106">
        <text:list-item>
          <text:p text:style-name="P43"><text:span text:style-name="T54">(0–5,10–60)</text:span><text:span text:style-name="T185"> <text:tab/>= (–5,–50) <text:s/><text:tab/></text:span><text:span text:style-name="T187">⸫</text:span><text:span text:style-name="T185"> y/x = <text:s text:c="3"/>–50/–5 <text:tab/>which is 10<text:tab/> <text:s/>correct<text:tab/><text:tab/><text:tab/><text:tab/></text:span></text:p>
        </text:list-item>
        <text:list-item>
          <text:p text:style-name="P43"><text:span text:style-name="T54">(5 –0,60–10)</text:span><text:span text:style-name="T185"> <text:tab/>= (5,50) <text:s text:c="4"/><text:tab/></text:span><text:span text:style-name="T187">⸫</text:span><text:span text:style-name="T185"> y/x = <text:s text:c="5"/>50/5 <text:s text:c="4"/><text:tab/>which is 10<text:tab/> <text:s/>correct</text:span></text:p>
        </text:list-item>
        <text:list-item>
          <text:p text:style-name="P247"><text:span text:style-name="T54">(0–5,60–10) <text:tab/></text:span><text:span text:style-name="T185">= (–5,50) <text:s text:c="2"/><text:tab/> </text:span><text:span text:style-name="T187">⸫</text:span><text:span text:style-name="T185"> y/x = <text:s text:c="3"/>50/–5 <text:tab/>which is –10 <text:s text:c="2"/></text:span><text:span text:style-name="T188">do not mix values with wrong point</text:span></text:p>
        </text:list-item>
        <text:list-item>
          <text:p text:style-name="P247"><text:span text:style-name="T54">(5–0,10–60)<text:tab/></text:span><text:span text:style-name="T185"> = (5, –50)<text:tab/> </text:span><text:span text:style-name="T187">⸫</text:span><text:span text:style-name="T185"> y/x = –50/5 <text:tab/>which is –10 <text:s text:c="2"/></text:span><text:span text:style-name="T188">do not mix values with wrong point</text:span></text:p>
        </text:list-item>
      </text:list>
      <text:p text:style-name="P103"/>
      <text:p text:style-name="P103"/>
      <text:p text:style-name="P103">In the first example both x and y are negative so they cancel leaving a positive 10. Example 2 also has slope 10. </text:p>
      <text:p text:style-name="P103">Example 3 and 4 are wrong because instead of using point (0,10) for intercept is got confused and used (0,60).</text:p>
      <text:p text:style-name="P189"><text:span text:style-name="T54">This gave both wrong examples a slope of </text:span><text:span text:style-name="T68">–10. You can have negative slope for a line but not like this.</text:span></text:p>
      <text:p text:style-name="P151"/>
      <text:p text:style-name="P189"><text:span text:style-name="T54">If line moves right and up then slope is positive. <text:s text:c="5"/></text:span><text:span text:style-name="T58">↗</text:span></text:p>
      <text:p text:style-name="P189"><text:span text:style-name="T54">If line moves right and down then slope is negative.</text:span><text:span text:style-name="T58">↘</text:span></text:p>
      <text:p text:style-name="P189"><text:span text:style-name="T54">x values are always plotted with increasing values to the right while y values can increase or decrease moving ↨.</text:span></text:p>
      <text:p text:style-name="P103"/>
      <text:p text:style-name="P103"><text:soft-page-break/></text:p>
      <text:p text:style-name="P189"><text:span text:style-name="T54">If y increases with x it is a </text:span><text:span text:style-name="T10">direct variation</text:span><text:span text:style-name="T54">. </text:span></text:p>
      <text:p text:style-name="P189"><text:span text:style-name="T54">If y decreases with x it is a </text:span><text:span text:style-name="T225">indirect variation</text:span><text:span text:style-name="T54">. Also called </text:span><text:span text:style-name="T225">inverse relationship</text:span><text:span text:style-name="T54">. </text:span></text:p>
      <text:p text:style-name="P103">There are many times the word inverse comes up.</text:p>
      <text:p text:style-name="P103"/>
      <text:p text:style-name="P103"/>
      <text:p text:style-name="P103">The function “y= Mx” states y is a product of the factors M∙x. We multiply slope with x. This make slope “M” the coefficient of x. We had “y =10x+10” where Mx is 10x. In 10x, 10 is the coefficient of x. In general:</text:p>
      <text:p text:style-name="P103"/>
      <text:p text:style-name="P103"/>
      <text:p text:style-name="P103">If x = 0 then y is...</text:p>
      <text:p text:style-name="P103">If x = 1 then y is...</text:p>
      <text:p text:style-name="P103">If x = 2<text:tab/> then y is..<text:tab/></text:p>
      <text:p text:style-name="P103"/>
      <text:p text:style-name="P103"/>
      <text:p text:style-name="P103">We make a table of x and y values and choose specific or random constants for x. An easy way to generate points is to use integers starting at 0 then “+1” every term. This creates many x to quickly solve many y mentally. Since every “step” of x is 1 unit any y≥1 has a more vertical slope. Any y≤1 has a more horizontal slope. The variables compete to see which one is greater or “gaining” This is useful when comparing two graphs or using exponential charts.</text:p>
      <text:p text:style-name="P103"/>
      <text:p text:style-name="P103"/>
      <text:p text:style-name="P47">Direct and Indirect variation </text:p>
      <text:p text:style-name="P47"/>
      <text:p text:style-name="P47"/>
      <text:list xml:id="list4647933974710080667" text:style-name="L107">
        <text:list-item>
          <text:p text:style-name="P203"><text:span text:style-name="T54">If M is positive you have a positive slope <text:s text:c="3"/></text:span><text:span text:style-name="T58">↗</text:span><text:span text:style-name="T54"> <text:tab/> 0°&lt;M&lt;90°.</text:span></text:p>
        </text:list-item>
        <text:list-item>
          <text:p text:style-name="P203"><text:span text:style-name="T54">If M is 0 you have a horizontal line <text:s text:c="11"/></text:span><text:span text:style-name="T58">↦</text:span><text:span text:style-name="T54"><text:tab/> 0°</text:span></text:p>
        </text:list-item>
        <text:list-item>
          <text:p text:style-name="P203"><text:span text:style-name="T54">If M is negative you have a negative slope <text:s/></text:span><text:span text:style-name="T58">↘</text:span><text:span text:style-name="T54"> <text:s text:c="7"/>–90°&lt;M&lt;0° <text:s text:c="4"/>coterminal with <text:s text:c="3"/>270°&lt;M&lt;0°.</text:span></text:p>
        </text:list-item>
        <text:list-item>
          <text:p text:style-name="P111">If M = 1 you have a special function where y=x+b. If b = 0 then you have a very special function called the identity function. The identity function helps evaluate other functions. <text:tab/></text:p>
        </text:list-item>
        <text:list-item>
          <text:p text:style-name="P203"><text:span text:style-name="T54">If M = </text:span><text:span text:style-name="T87">y</text:span><text:span text:style-name="T54">/</text:span><text:span text:style-name="T110">0</text:span><text:span text:style-name="T54"> you have a vertical line “</text:span><text:span text:style-name="T58">⊥</text:span><text:span text:style-name="T54">”.</text:span></text:p>
        </text:list-item>
      </text:list>
      <text:p text:style-name="P103"/>
      <text:p text:style-name="P103"><draw:frame draw:style-name="fr2" draw:name="linear4" text:anchor-type="paragraph" svg:y="0.1055in" svg:width="1.5752in" style:rel-width="21%" svg:height="1.6in" style:rel-height="16%" draw:z-index="1"><draw:image xlink:href="Pictures/200000070000343200003432CED18775.svm" xlink:type="simple" xlink:show="embed" xlink:actuate="onLoad"/></draw:frame></text:p>
      <text:p text:style-name="P103">y=x is a line that goes over 1 unit and up one unit.</text:p>
      <text:p text:style-name="P189"><text:span text:style-name="T54">From geometry/trig this is a special value on the unit circle. Using Pythagoras theorem you can find the ratios of a triangle that has base 1 and height 1 to have a hypotenuse of slope 1 and a </text:span><text:span text:style-name="T58">∠</text:span><text:span text:style-name="T54">45°. If y/x is 1/1 then your line is the diagonal of a square. </text:span></text:p>
      <text:p text:style-name="P189"><text:span text:style-name="T54">You are bisecting a </text:span><text:span text:style-name="T58">∠</text:span><text:span text:style-name="T54">90° which is “45° <text:s text:c="2"/>given by<text:tab/> </text:span><text:span text:style-name="T89">∟</text:span><text:span text:style-name="T57">/</text:span><text:span text:style-name="T111">2</text:span><text:span text:style-name="T57">”</text:span><text:span text:style-name="T54">.</text:span></text:p>
      <text:p text:style-name="P103"/>
      <text:p text:style-name="P103"/>
      <text:p text:style-name="P103"/>
      <text:p text:style-name="P103"/>
      <text:p text:style-name="P103"/>
      <text:p text:style-name="P103"/>
      <text:p text:style-name="P103"/>
      <text:p text:style-name="P103"/>
      <text:p text:style-name="P189"><text:span text:style-name="T54">Direct variation means that you are multiplying x and as x gets bigger y gets bigger. Indirect variation means that you are multiplying x with a negative coefficient and as x gets bigger y gets </text:span><text:span text:style-name="T65">smaller</text:span><text:span text:style-name="T54">.</text:span></text:p>
      <text:p text:style-name="P103"/>
      <text:p text:style-name="P103"/>
      <text:p text:style-name="P103">y = 3x<text:tab/><text:tab/><text:tab/><text:tab/>y= –3x </text:p>
      <text:p text:style-name="P103">(1,3)<text:tab/><text:tab/><text:tab/><text:tab/>(1,–3)</text:p>
      <text:p text:style-name="P103"><text:soft-page-break/>(2,6)<text:tab/><text:tab/><text:tab/><text:tab/>(2,–6)</text:p>
      <text:p text:style-name="P103">(3,9)... y gets bigger<text:tab/><text:tab/>(3,–9)...y gets smaller</text:p>
      <text:p text:style-name="P103"/>
      <text:p text:style-name="P103"/>
      <text:p text:style-name="P189"><text:span text:style-name="T54">For y =3x slope is 3. We have </text:span><text:span text:style-name="T87">3</text:span><text:span text:style-name="T54">/</text:span><text:span text:style-name="T110">1</text:span><text:span text:style-name="T54"> . All it is doing is counting multiples of 3. <text:s/>x acts as a term number and y acts as the value of the term. X is cardinal and y is ordinal, x is 1</text:span><text:span text:style-name="T87">st</text:span><text:span text:style-name="T54"> term 2</text:span><text:span text:style-name="T87">nd</text:span><text:span text:style-name="T54"> term 3</text:span><text:span text:style-name="T87">rd</text:span><text:span text:style-name="T54"> term and y is (3,6,9...). If we wanted to instead count y by 1's we would need to divide both numerator and denominator of slope by y.</text:span></text:p>
      <text:p text:style-name="P103"/>
      <text:p text:style-name="P103"/>
      <text:p text:style-name="P189"><text:span text:style-name="T87">y</text:span><text:span text:style-name="T54">/</text:span><text:span text:style-name="T110">x</text:span><text:span text:style-name="T54"> becomes <text:s text:c="2"/></text:span><text:span text:style-name="T87">y÷y</text:span><text:span text:style-name="T54">/</text:span><text:span text:style-name="T110">x÷y</text:span><text:span text:style-name="T54"> becomes 1/x÷y making </text:span><text:span text:style-name="T65">up one unit and over a fraction of a unit</text:span><text:span text:style-name="T68">. Slope = 3 becomes:</text:span></text:p>
      <text:p text:style-name="P189"><text:span text:style-name="T94">3</text:span><text:span text:style-name="T68">/</text:span><text:span text:style-name="T113">1</text:span><text:span text:style-name="T68"> becomes <text:s text:c="2"/></text:span><text:span text:style-name="T94">1</text:span><text:span text:style-name="T68">/</text:span><text:span text:style-name="T113">1÷3</text:span><text:span text:style-name="T68"> becomes </text:span><text:span text:style-name="T94">1</text:span><text:span text:style-name="T68">/</text:span><text:span text:style-name="T113">⅓ </text:span><text:span text:style-name="T68">. We move ⅓ to the right and up 1.</text:span></text:p>
      <text:p text:style-name="P151"/>
      <text:p text:style-name="P151"/>
      <text:p text:style-name="P151">Our slope would still be 3 but we are moving ⅓ of x over and ⅓ of y up when we are plotting or tracking points.</text:p>
      <text:p text:style-name="P151"><draw:frame draw:style-name="fr3" draw:name="linear5" text:anchor-type="paragraph" svg:x="5.9252in" svg:y="0.1638in" svg:width="1.5752in" style:rel-width="21%" svg:height="1.6in" style:rel-height="16%" draw:z-index="2"><draw:image xlink:href="Pictures/200000070000343200003432A1E93218.svm" xlink:type="simple" xlink:show="embed" xlink:actuate="onLoad"/></draw:frame></text:p>
      <text:p text:style-name="P151"/>
      <text:p text:style-name="P151">For a negative slope: y = –2x+4 <text:s text:c="2"/></text:p>
      <text:p text:style-name="P151">To graph by hand get graph paper and pencil. </text:p>
      <text:p text:style-name="P151">Find y intercept at (0,4) and make that your first point.</text:p>
      <text:p text:style-name="P151">Find x intercept and make that your second point. </text:p>
      <text:p text:style-name="P151">It can be found by using slope to count. Go over 1 down 2, over 1, down two stop at (2,0).</text:p>
      <text:p text:style-name="P151">This graph you can count to find x-int but other graphs use methods shown earlier. </text:p>
      <text:p text:style-name="P103">Points are: (0,4);(1,2)(2,0);(3,–2);(4,–4)... </text:p>
      <text:p text:style-name="P103">Counting points is easy mentally; add 1 to the x value and –2 to the y value. </text:p>
      <text:p text:style-name="P103">Notice that as x increase y decreases. This indicates downward pattern. </text:p>
      <text:p text:style-name="P103">Downward patterns are called indirect or inverse variations but just mean negative slope. </text:p>
      <text:p text:style-name="P103">Graphs will look like one to right if they are indirect.</text:p>
      <text:p text:style-name="P103"/>
      <text:p text:style-name="P103"/>
      <text:p text:style-name="P103">The next three pages are hard and very technical reading. Deals with abstract algebra and heavy on set theory.</text:p>
      <text:p text:style-name="P41"><text:span text:style-name="T54">Read what you can. Learn new vocabulary. I will dumb it down afterwards.</text:span><text:span text:style-name="T185"> </text:span></text:p>
      <text:p text:style-name="P47"/>
      <text:p text:style-name="P47"/>
      <text:p text:style-name="P47">The inverse of a function</text:p>
      <text:p text:style-name="P182"/>
      <text:p text:style-name="P182"/>
      <text:p text:style-name="P182">A function is only invertable if it has a “ 1-1 correspondence” relationship of x to y.<text:span text:style-name="T149">[1]fancy way of saying “horizontal line test”</text:span></text:p>
      <text:p text:style-name="P182">A functions inverse takes every point of f(x) and interchanges the x and y values. (x,y) become (y,x)</text:p>
      <text:p text:style-name="P182">It uses the x for the y value and y for the x value.</text:p>
      <text:p text:style-name="P182">All x and y are swapped in equation: y=2x becomes x = 2y, y = 3x–4 becomes x = 3y–4 <text:s/></text:p>
      <text:p text:style-name="P246">Rewrite the equation switching x and y and you are done.</text:p>
      <text:p text:style-name="P182">A function inputs x as a stating number to go to y. The inverse takes y and works back to find the original x.</text:p>
      <text:p text:style-name="P188"/>
      <text:p text:style-name="P18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8">Example of an inverse function </text:p>
          </table:table-cell>
          <table:covered-table-cell/>
          <table:covered-table-cell/>
          <table:covered-table-cell/>
        </table:table-row>
        <table:table-row>
          <table:table-cell table:style-name="Table9.A2" table:number-columns-spanned="2" office:value-type="string">
            <text:p text:style-name="P15">From x to y </text:p>
          </table:table-cell>
          <table:covered-table-cell/>
          <table:table-cell table:style-name="Table9.C2" table:number-columns-spanned="2" office:value-type="string">
            <text:p text:style-name="P15">From y back to x</text:p>
          </table:table-cell>
          <table:covered-table-cell/>
        </table:table-row>
        <table:table-row>
          <table:table-cell table:style-name="Table9.A2" office:value-type="string">
            <text:p text:style-name="P15">x</text:p>
          </table:table-cell>
          <table:table-cell table:style-name="Table9.A2" office:value-type="string">
            <text:p text:style-name="P15">f(x)</text:p>
          </table:table-cell>
          <table:table-cell table:style-name="Table9.A2" office:value-type="string">
            <text:p text:style-name="P15">x</text:p>
          </table:table-cell>
          <table:table-cell table:style-name="Table9.C2" office:value-type="string">
            <text:p text:style-name="P15">f<text:span text:style-name="T149">-1</text:span><text:span text:style-name="T179">(x)</text:span></text:p>
          </table:table-cell>
        </table:table-row>
        <table:table-row>
          <table:table-cell table:style-name="Table9.A2" office:value-type="string">
            <text:p text:style-name="P15">2</text:p>
          </table:table-cell>
          <table:table-cell table:style-name="Table9.A2" office:value-type="string">
            <text:p text:style-name="P15">5</text:p>
          </table:table-cell>
          <table:table-cell table:style-name="Table9.A2" office:value-type="string">
            <text:p text:style-name="P15">5</text:p>
          </table:table-cell>
          <table:table-cell table:style-name="Table9.C2" office:value-type="string">
            <text:p text:style-name="P15">2</text:p>
          </table:table-cell>
        </table:table-row>
        <table:table-row>
          <table:table-cell table:style-name="Table9.A2" office:value-type="string">
            <text:p text:style-name="P15">3</text:p>
          </table:table-cell>
          <table:table-cell table:style-name="Table9.A2" office:value-type="string">
            <text:p text:style-name="P15">8</text:p>
          </table:table-cell>
          <table:table-cell table:style-name="Table9.A2" office:value-type="string">
            <text:p text:style-name="P15">8</text:p>
          </table:table-cell>
          <table:table-cell table:style-name="Table9.C2" office:value-type="string">
            <text:p text:style-name="P15">3</text:p>
          </table:table-cell>
        </table:table-row>
        <table:table-row>
          <table:table-cell table:style-name="Table9.A2" office:value-type="string">
            <text:p text:style-name="P15">4</text:p>
          </table:table-cell>
          <table:table-cell table:style-name="Table9.A2" office:value-type="string">
            <text:p text:style-name="P15">11</text:p>
          </table:table-cell>
          <table:table-cell table:style-name="Table9.A2" office:value-type="string">
            <text:p text:style-name="P15">11</text:p>
          </table:table-cell>
          <table:table-cell table:style-name="Table9.C2" office:value-type="string">
            <text:p text:style-name="P15">4</text:p>
          </table:table-cell>
        </table:table-row>
        <text:soft-page-break/>
        <table:table-row>
          <table:table-cell table:style-name="Table9.A2" office:value-type="string">
            <text:p text:style-name="P15">5</text:p>
          </table:table-cell>
          <table:table-cell table:style-name="Table9.A2" office:value-type="string">
            <text:p text:style-name="P15">14</text:p>
          </table:table-cell>
          <table:table-cell table:style-name="Table9.A2" office:value-type="string">
            <text:p text:style-name="P15">14</text:p>
          </table:table-cell>
          <table:table-cell table:style-name="Table9.C2" office:value-type="string">
            <text:p text:style-name="P15">5</text:p>
          </table:table-cell>
        </table:table-row>
        <table:table-row>
          <table:table-cell table:style-name="Table9.A2" table:number-columns-spanned="2" office:value-type="string">
            <text:p text:style-name="P15">From x to y</text:p>
          </table:table-cell>
          <table:covered-table-cell/>
          <table:table-cell table:style-name="Table9.C2" table:number-columns-spanned="2" office:value-type="string">
            <text:p text:style-name="P15">From y back to x</text:p>
          </table:table-cell>
          <table:covered-table-cell/>
        </table:table-row>
        <table:table-row>
          <table:table-cell table:style-name="Table9.A2" table:number-columns-spanned="2" office:value-type="string">
            <text:p text:style-name="P15">F(2)= 5</text:p>
          </table:table-cell>
          <table:covered-table-cell/>
          <table:table-cell table:style-name="Table9.C2" table:number-columns-spanned="2" office:value-type="string">
            <text:p text:style-name="P15">F<text:span text:style-name="T149">-1</text:span>(5)= 2</text:p>
          </table:table-cell>
          <table:covered-table-cell/>
        </table:table-row>
        <table:table-row>
          <table:table-cell table:style-name="Table9.A2" table:number-columns-spanned="2" office:value-type="string">
            <text:p text:style-name="P15">F(3)= 8</text:p>
          </table:table-cell>
          <table:covered-table-cell/>
          <table:table-cell table:style-name="Table9.C2" table:number-columns-spanned="2" office:value-type="string">
            <text:p text:style-name="P15">F<text:span text:style-name="T149">-1</text:span>(8)= 3</text:p>
          </table:table-cell>
          <table:covered-table-cell/>
        </table:table-row>
        <table:table-row>
          <table:table-cell table:style-name="Table9.A2" table:number-columns-spanned="2" office:value-type="string">
            <text:p text:style-name="P15">F(4)= 11</text:p>
          </table:table-cell>
          <table:covered-table-cell/>
          <table:table-cell table:style-name="Table9.C2" table:number-columns-spanned="2" office:value-type="string">
            <text:p text:style-name="P15">F<text:span text:style-name="T149">-1</text:span>(11)= 4</text:p>
          </table:table-cell>
          <table:covered-table-cell/>
        </table:table-row>
        <table:table-row>
          <table:table-cell table:style-name="Table9.A2" table:number-columns-spanned="2" office:value-type="string">
            <text:p text:style-name="P15">F(5)= 14</text:p>
          </table:table-cell>
          <table:covered-table-cell/>
          <table:table-cell table:style-name="Table9.C2" table:number-columns-spanned="2" office:value-type="string">
            <text:p text:style-name="P15">F<text:span text:style-name="T149">-1</text:span>(14)= 5</text:p>
          </table:table-cell>
          <table:covered-table-cell/>
        </table:table-row>
      </table:table>
      <text:p text:style-name="P188"/>
      <text:p text:style-name="P188"/>
      <text:p text:style-name="P182">The negative superscript <text:span text:style-name="T149">-1</text:span><text:span text:style-name="T179"> means inverse not “⅟ ” as used for reciprocal multiplication. The trigonometric function tan</text:span><text:span text:style-name="T149">-1</text:span><text:span text:style-name="T179"> uses the same notation. It means use the inverse of tan <text:s/>arc tan, not use ⅟tan.</text:span></text:p>
      <text:p text:style-name="P164"/>
      <text:p text:style-name="P164"/>
      <text:p text:style-name="P164">Inverse operations go the other direction. Subtraction is the inverse of addition. Every operation has an inverse operation. Read table in beginning of book titled Operations on page 9. A function may or may not have an inverse. Generally a function has an inverse if it is invertable. In plain speak that means it must pass the horizontal test. The horizontal test is the same as the vertical test for f(x) functions except that it must not have more than two x coordinates for one y output. </text:p>
      <text:p text:style-name="P164"/>
      <text:p text:style-name="P164"/>
      <text:p text:style-name="P164"><text:span text:style-name="T203">Parabolas are not invertable.</text:span> <text:span text:style-name="T207">A quadratic does not have an inverse function.</text:span></text:p>
      <text:p text:style-name="P164">A cheat would be if you limited the domain to one side of the vertex.</text:p>
      <text:p text:style-name="P164"/>
      <text:p text:style-name="P27"/>
      <text:p text:style-name="P61">Vertical Line Test: <text:s text:c="5"/>Must not have two y's (or more) per x.</text:p>
      <text:p text:style-name="P241">[1]Horizontal Line Test: Must not have two x's (or more) per y.</text:p>
      <text:p text:style-name="P27"/>
      <text:p text:style-name="P27"/>
      <text:p text:style-name="P61">For a function to be a function: When I input a value for x that value must map to only one y value.</text:p>
      <text:p text:style-name="P241">[1]For a function to be invertable: After getting to that y value I must be able to map back to only 1 x.</text:p>
      <text:p text:style-name="P27"/>
      <text:p text:style-name="P27"/>
      <text:p text:style-name="P27"><text:span text:style-name="T43">A Venn diagram is used in biology and other sciences. It is a set of circles that show an idealization where the circles overlap. Each circle contains elements of a set. Where the circles overlap those elements are shared by both sets. These are non-commutative algebras that we do not deal with in algebra 1 or 2. College and business math and also graduate classes or discrete mathematics for computer science uses the following page definitions. We are only interested in</text:span> <text:span text:style-name="T1">continuous</text:span> <text:span text:style-name="T43">line functions not </text:span><text:span text:style-name="T105">discrete</text:span><text:span text:style-name="T43">. </text:span></text:p>
      <text:p text:style-name="P164"/>
      <text:p text:style-name="P164"/>
      <text:p text:style-name="P27"><text:span text:style-name="T43">In set theory and the collection of sets, elements can be a member of one or many groups. If depicted using Venn diagrams then members of multiple groups will reside in the domain where there is overlap. In number theory we have sets of numbers. For two groups we can have numbers in one group that map to numbers in the other. Depending on the mapping the set is either commutative or non-commutative. Noncommutative functions do not have inverses. They have many outputs for one input. Commutative functions can have inverses if they they have one output for each input</text:span> <text:span text:style-name="T38">and</text:span> <text:span text:style-name="T43">one input for each output. You have to be able to map forwards from point a to b </text:span><text:span text:style-name="T38">and</text:span> <text:span text:style-name="T43">you have to be able to map backwards from b to a. I am not sure if the following is precise: A commutative function appears to be continuous while a non commutative function appears to be discrete. Inverted parabolas are not functions so they can not be considered. While noncontinuous functions exist they fall under a different category of classification. Step functions are discrete but they are invertable. The issue of whether a function is invertable is separate from discreteness but there are analogies. </text:span></text:p>
      <text:p text:style-name="P164"><text:s/></text:p>
      <text:p text:style-name="P164"/>
      <text:p text:style-name="P182"><text:soft-page-break/><text:span text:style-name="T179">Y equals the function of x. The inverse of y equals the inverse function of x. Here superscript </text:span><text:span text:style-name="T149">– 1</text:span><text:span text:style-name="T179"> means inverse not fraction:There are 6 combinations given 3 variables with 2 states: x, – x, y, – y, c, – c. C is some constant replaced with 5 for clarity:</text:span></text:p>
      <text:p text:style-name="P164"/>
      <text:p text:style-name="P164"/>
      <text:p text:style-name="P164">y= f(x) = x+5</text:p>
      <text:p text:style-name="P182"><text:span text:style-name="T179">y</text:span><text:span text:style-name="T149">-1 <text:s/></text:span><text:span text:style-name="T179">=f</text:span><text:span text:style-name="T149">-1</text:span><text:span text:style-name="T179">(x) = y+5</text:span></text:p>
      <text:p text:style-name="P164"/>
      <text:p text:style-name="P164"/>
      <text:p text:style-name="P164">x+5 = y</text:p>
      <text:p text:style-name="P164">– x – 5 = –y</text:p>
      <text:p text:style-name="P164">y – 5 = x</text:p>
      <text:p text:style-name="P164">5 – y = – x</text:p>
      <text:p text:style-name="P164">y – x = 5</text:p>
      <text:p text:style-name="P164">– y + x = – 5</text:p>
      <text:p text:style-name="P164"/>
      <text:p text:style-name="P164"/>
      <text:p text:style-name="P61">Special case of the identity function:</text:p>
      <text:p text:style-name="P164"/>
      <text:p text:style-name="P164"/>
      <text:list xml:id="list23811191617724345" text:style-name="L108">
        <text:list-item>
          <text:p text:style-name="P185"><text:span text:style-name="T179">For linear equations with a slope of 1 the function is it's own</text:span><text:span text:style-name="T195"> </text:span><text:span text:style-name="T179">inverse. This is a special case.</text:span></text:p>
        </text:list-item>
        <text:list-item>
          <text:p text:style-name="P168">The function and inverse with be the same line. <text:s/>They have infinite solutions.</text:p>
        </text:list-item>
        <text:list-item>
          <text:p text:style-name="P185"><text:span text:style-name="T179">The function will be parallel to the function y= x. </text:span><text:span text:style-name="T7">This the “identity function” definition.</text:span></text:p>
        </text:list-item>
        <text:list-item>
          <text:p text:style-name="P168">For every other linear function the inverse using the negative reciprocal for slope of the original</text:p>
          <text:p text:style-name="P185"><text:span text:style-name="T179">using the formula is y =(</text:span><text:span text:style-name="T149">1</text:span><text:span text:style-name="T179">/</text:span><text:span text:style-name="T169">-M</text:span><text:span text:style-name="T179">)x+b.</text:span></text:p>
        </text:list-item>
        <text:list-item>
          <text:p text:style-name="P168">The inverse function of f(x) is 90° perpendicular to y = x. The inverse of a function is a 90° rotation.</text:p>
          <text:p text:style-name="P218"><text:span text:style-name="T7">This is the “inverse of a function” definition</text:span><text:span text:style-name="T179">.</text:span></text:p>
          <text:p text:style-name="P32"/>
        </text:list-item>
      </text:list>
      <text:p text:style-name="P27"/>
      <text:p text:style-name="P182"><text:span text:style-name="T179">About mapping: Mapping is the basis of how functions and other topics in math work. A mapping creates a connection between two elements. In linear functions a mapping is the x linked with it's corresponding y. x</text:span><text:span text:style-name="T169">1</text:span><text:span text:style-name="T179"> is mapped to y</text:span><text:span text:style-name="T169">1</text:span><text:span text:style-name="T179"> , x</text:span><text:span text:style-name="T169">2</text:span><text:span text:style-name="T179"> is mapped to y</text:span><text:span text:style-name="T169">2</text:span><text:span text:style-name="T179">. </text:span></text:p>
      <text:p text:style-name="P164"/>
      <text:p text:style-name="P164"/>
      <text:p text:style-name="P164">A→1 <text:s text:c="4"/>A maps to 1</text:p>
      <text:p text:style-name="P164">B→2<text:tab/> <text:s/>B maps to 2</text:p>
      <text:p text:style-name="P164">C→4<text:tab/> <text:s/>C maps to 4</text:p>
      <text:p text:style-name="P164">D→7<text:tab/> <text:s/>D maps to 7</text:p>
      <text:p text:style-name="P164"/>
      <text:p text:style-name="P144"><text:span text:style-name="T3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43:04.12</dc:date>
    <dc:creator>Joseph Malone</dc:creator>
    <meta:editing-duration>PT13M16S</meta:editing-duration>
    <meta:editing-cycles>3</meta:editing-cycles>
    <meta:generator>OpenOffice/4.1.15$Win32 OpenOffice.org_project/4115m2$Build-9813</meta:generator>
    <meta:document-statistic meta:table-count="1" meta:image-count="3" meta:object-count="0" meta:page-count="11" meta:paragraph-count="256" meta:word-count="4327" meta:character-count="22011"/>
  </office:meta>
</office:document-meta>
</file>